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9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49.19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220.25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72.35pt"/>
    </style:style>
    <style:style style:name="co14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rice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check_min</text:p>
          </table:table-cell>
          <table:table-cell table:style-name="Default"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]&gt;=1000;ROUND([.A2]/1000;2)&amp;&quot;M&quot;;([.A2])&amp;&quot;k&quot;)" office:value-type="string" office:string-value="0k" calcext:value-type="string">
            <text:p>0k</text:p>
          </table:table-cell>
          <table:table-cell table:formula="of:=IF([.B2]&gt;=1000;ROUND([.B2]/1000;2)&amp;&quot;M&quot;;([.B2])&amp;&quot;k&quot;)" office:value-type="string" office:string-value="75k" calcext:value-type="string">
            <text:p>75k</text:p>
          </table:table-cell>
          <table:table-cell/>
          <table:table-cell table:formula="of:=([.B2]*1000)-1" office:value-type="float" office:value="74999" calcext:value-type="float">
            <text:p>74999</text:p>
          </table:table-cell>
          <table:table-cell/>
          <table:table-cell table:formula="of:=&quot;if price &lt;=&quot;&amp;[.G2]&amp;&quot;:&quot;" office:value-type="string" office:string-value="if price &lt;=74999:" calcext:value-type="string">
            <text:p>if price &lt;=74999:</text:p>
          </table:table-cell>
          <table:table-cell table:formula="of:=&quot;url = ',max-price=&quot;&amp;[.E2]&amp;&quot;'&quot;" office:value-type="string" office:string-value="url = ',max-price=75k'" calcext:value-type="string">
            <text:p>url = ',max-price=75k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A3]&gt;=1000;ROUND([.A3]/1000;2)&amp;&quot;M&quot;;([.A3])&amp;&quot;k&quot;)" office:value-type="string" office:string-value="0k" calcext:value-type="string">
            <text:p>0k</text:p>
          </table:table-cell>
          <table:table-cell table:formula="of:=IF([.B3]&gt;=1000;ROUND([.B3]/1000;2)&amp;&quot;M&quot;;([.B3])&amp;&quot;k&quot;)" office:value-type="string" office:string-value="100k" calcext:value-type="string">
            <text:p>100k</text:p>
          </table:table-cell>
          <table:table-cell/>
          <table:table-cell table:formula="of:=([.B3]*1000)-1" office:value-type="float" office:value="99999" calcext:value-type="float">
            <text:p>99999</text:p>
          </table:table-cell>
          <table:table-cell/>
          <table:table-cell table:formula="of:=&quot;elif price &lt;=&quot;&amp;[.G3]&amp;&quot;:&quot;" office:value-type="string" office:string-value="elif price &lt;=99999:" calcext:value-type="string">
            <text:p>elif price &lt;=99999:</text:p>
          </table:table-cell>
          <table:table-cell table:formula="of:=&quot;url = ',max-price=&quot;&amp;[.E3]&amp;&quot;'&quot;" office:value-type="string" office:string-value="url = ',max-price=100k'" calcext:value-type="string">
            <text:p>url = ',max-price=100k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[.A4]&gt;=1000;ROUND([.A4]/1000;2)&amp;&quot;M&quot;;([.A4])&amp;&quot;k&quot;)" office:value-type="string" office:string-value="50k" calcext:value-type="string">
            <text:p>50k</text:p>
          </table:table-cell>
          <table:table-cell table:formula="of:=IF([.B4]&gt;=1000;ROUND([.B4]/1000;2)&amp;&quot;M&quot;;([.B4])&amp;&quot;k&quot;)" office:value-type="string" office:string-value="125k" calcext:value-type="string">
            <text:p>125k</text:p>
          </table:table-cell>
          <table:table-cell/>
          <table:table-cell table:formula="of:=([.B4]*1000)-1" office:value-type="float" office:value="124999" calcext:value-type="float">
            <text:p>124999</text:p>
          </table:table-cell>
          <table:table-cell/>
          <table:table-cell table:formula="of:=&quot;elif price &lt;=&quot;&amp;[.G4]&amp;&quot;:&quot;" office:value-type="string" office:string-value="elif price &lt;=124999:" calcext:value-type="string">
            <text:p>elif price &lt;=124999:</text:p>
          </table:table-cell>
          <table:table-cell table:formula="of:=&quot;url = ',min-price=&quot;&amp;[.D4]&amp;&quot;,max-price=&quot;&amp;[.E4]&amp;&quot;'&quot;" office:value-type="string" office:string-value="url = ',min-price=50k,max-price=125k'" calcext:value-type="string">
            <text:p>url = ',min-price=50k,max-price=125k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A5]&gt;=1000;ROUND([.A5]/1000;2)&amp;&quot;M&quot;;([.A5])&amp;&quot;k&quot;)" office:value-type="string" office:string-value="75k" calcext:value-type="string">
            <text:p>75k</text:p>
          </table:table-cell>
          <table:table-cell table:formula="of:=IF([.B5]&gt;=1000;ROUND([.B5]/1000;2)&amp;&quot;M&quot;;([.B5])&amp;&quot;k&quot;)" office:value-type="string" office:string-value="150k" calcext:value-type="string">
            <text:p>150k</text:p>
          </table:table-cell>
          <table:table-cell/>
          <table:table-cell table:formula="of:=([.B5]*1000)-1" office:value-type="float" office:value="149999" calcext:value-type="float">
            <text:p>149999</text:p>
          </table:table-cell>
          <table:table-cell/>
          <table:table-cell table:formula="of:=&quot;elif price &lt;=&quot;&amp;[.G5]&amp;&quot;:&quot;" office:value-type="string" office:string-value="elif price &lt;=149999:" calcext:value-type="string">
            <text:p>elif price &lt;=149999:</text:p>
          </table:table-cell>
          <table:table-cell table:formula="of:=&quot;url = ',min-price=&quot;&amp;[.D5]&amp;&quot;,max-price=&quot;&amp;[.E5]&amp;&quot;'&quot;" office:value-type="string" office:string-value="url = ',min-price=75k,max-price=150k'" calcext:value-type="string">
            <text:p>url = ',min-price=75k,max-price=150k'</text:p>
          </table:table-cell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[.A6]&gt;=1000;ROUND([.A6]/1000;2)&amp;&quot;M&quot;;([.A6])&amp;&quot;k&quot;)" office:value-type="string" office:string-value="100k" calcext:value-type="string">
            <text:p>100k</text:p>
          </table:table-cell>
          <table:table-cell table:formula="of:=IF([.B6]&gt;=1000;ROUND([.B6]/1000;2)&amp;&quot;M&quot;;([.B6])&amp;&quot;k&quot;)" office:value-type="string" office:string-value="175k" calcext:value-type="string">
            <text:p>175k</text:p>
          </table:table-cell>
          <table:table-cell/>
          <table:table-cell table:formula="of:=([.B6]*1000)-1" office:value-type="float" office:value="174999" calcext:value-type="float">
            <text:p>174999</text:p>
          </table:table-cell>
          <table:table-cell/>
          <table:table-cell table:formula="of:=&quot;elif price &lt;=&quot;&amp;[.G6]&amp;&quot;:&quot;" office:value-type="string" office:string-value="elif price &lt;=174999:" calcext:value-type="string">
            <text:p>elif price &lt;=174999:</text:p>
          </table:table-cell>
          <table:table-cell table:formula="of:=&quot;url = ',min-price=&quot;&amp;[.D6]&amp;&quot;,max-price=&quot;&amp;[.E6]&amp;&quot;'&quot;" office:value-type="string" office:string-value="url = ',min-price=100k,max-price=175k'" calcext:value-type="string">
            <text:p>url = ',min-price=100k,max-price=175k'</text:p>
          </table:table-cell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A7]&gt;=1000;ROUND([.A7]/1000;2)&amp;&quot;M&quot;;([.A7])&amp;&quot;k&quot;)" office:value-type="string" office:string-value="125k" calcext:value-type="string">
            <text:p>125k</text:p>
          </table:table-cell>
          <table:table-cell table:formula="of:=IF([.B7]&gt;=1000;ROUND([.B7]/1000;2)&amp;&quot;M&quot;;([.B7])&amp;&quot;k&quot;)" office:value-type="string" office:string-value="200k" calcext:value-type="string">
            <text:p>200k</text:p>
          </table:table-cell>
          <table:table-cell/>
          <table:table-cell table:formula="of:=([.B7]*1000)-1" office:value-type="float" office:value="199999" calcext:value-type="float">
            <text:p>199999</text:p>
          </table:table-cell>
          <table:table-cell/>
          <table:table-cell table:formula="of:=&quot;elif price &lt;=&quot;&amp;[.G7]&amp;&quot;:&quot;" office:value-type="string" office:string-value="elif price &lt;=199999:" calcext:value-type="string">
            <text:p>elif price &lt;=199999:</text:p>
          </table:table-cell>
          <table:table-cell table:formula="of:=&quot;url = ',min-price=&quot;&amp;[.D7]&amp;&quot;,max-price=&quot;&amp;[.E7]&amp;&quot;'&quot;" office:value-type="string" office:string-value="url = ',min-price=125k,max-price=200k'" calcext:value-type="string">
            <text:p>url = ',min-price=125k,max-price=200k'</text:p>
          </table:table-cell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IF([.A8]&gt;=1000;ROUND([.A8]/1000;2)&amp;&quot;M&quot;;([.A8])&amp;&quot;k&quot;)" office:value-type="string" office:string-value="150k" calcext:value-type="string">
            <text:p>150k</text:p>
          </table:table-cell>
          <table:table-cell table:formula="of:=IF([.B8]&gt;=1000;ROUND([.B8]/1000;2)&amp;&quot;M&quot;;([.B8])&amp;&quot;k&quot;)" office:value-type="string" office:string-value="225k" calcext:value-type="string">
            <text:p>225k</text:p>
          </table:table-cell>
          <table:table-cell/>
          <table:table-cell table:formula="of:=([.B8]*1000)-1" office:value-type="float" office:value="224999" calcext:value-type="float">
            <text:p>224999</text:p>
          </table:table-cell>
          <table:table-cell/>
          <table:table-cell table:formula="of:=&quot;elif price &lt;=&quot;&amp;[.G8]&amp;&quot;:&quot;" office:value-type="string" office:string-value="elif price &lt;=224999:" calcext:value-type="string">
            <text:p>elif price &lt;=224999:</text:p>
          </table:table-cell>
          <table:table-cell table:formula="of:=&quot;url = ',min-price=&quot;&amp;[.D8]&amp;&quot;,max-price=&quot;&amp;[.E8]&amp;&quot;'&quot;" office:value-type="string" office:string-value="url = ',min-price=150k,max-price=225k'" calcext:value-type="string">
            <text:p>url = ',min-price=150k,max-price=225k'</text:p>
          </table:table-cell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[.A9]&gt;=1000;ROUND([.A9]/1000;2)&amp;&quot;M&quot;;([.A9])&amp;&quot;k&quot;)" office:value-type="string" office:string-value="175k" calcext:value-type="string">
            <text:p>175k</text:p>
          </table:table-cell>
          <table:table-cell table:formula="of:=IF([.B9]&gt;=1000;ROUND([.B9]/1000;2)&amp;&quot;M&quot;;([.B9])&amp;&quot;k&quot;)" office:value-type="string" office:string-value="250k" calcext:value-type="string">
            <text:p>250k</text:p>
          </table:table-cell>
          <table:table-cell/>
          <table:table-cell table:formula="of:=([.B9]*1000)-1" office:value-type="float" office:value="249999" calcext:value-type="float">
            <text:p>249999</text:p>
          </table:table-cell>
          <table:table-cell/>
          <table:table-cell table:formula="of:=&quot;elif price &lt;=&quot;&amp;[.G9]&amp;&quot;:&quot;" office:value-type="string" office:string-value="elif price &lt;=249999:" calcext:value-type="string">
            <text:p>elif price &lt;=249999:</text:p>
          </table:table-cell>
          <table:table-cell table:formula="of:=&quot;url = ',min-price=&quot;&amp;[.D9]&amp;&quot;,max-price=&quot;&amp;[.E9]&amp;&quot;'&quot;" office:value-type="string" office:string-value="url = ',min-price=175k,max-price=250k'" calcext:value-type="string">
            <text:p>url = ',min-price=175k,max-price=250k'</text:p>
          </table:table-cell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IF([.A10]&gt;=1000;ROUND([.A10]/1000;2)&amp;&quot;M&quot;;([.A10])&amp;&quot;k&quot;)" office:value-type="string" office:string-value="200k" calcext:value-type="string">
            <text:p>200k</text:p>
          </table:table-cell>
          <table:table-cell table:formula="of:=IF([.B10]&gt;=1000;ROUND([.B10]/1000;2)&amp;&quot;M&quot;;([.B10])&amp;&quot;k&quot;)" office:value-type="string" office:string-value="275k" calcext:value-type="string">
            <text:p>275k</text:p>
          </table:table-cell>
          <table:table-cell/>
          <table:table-cell table:formula="of:=([.B10]*1000)-1" office:value-type="float" office:value="274999" calcext:value-type="float">
            <text:p>274999</text:p>
          </table:table-cell>
          <table:table-cell/>
          <table:table-cell table:formula="of:=&quot;elif price &lt;=&quot;&amp;[.G10]&amp;&quot;:&quot;" office:value-type="string" office:string-value="elif price &lt;=274999:" calcext:value-type="string">
            <text:p>elif price &lt;=274999:</text:p>
          </table:table-cell>
          <table:table-cell table:formula="of:=&quot;url = ',min-price=&quot;&amp;[.D10]&amp;&quot;,max-price=&quot;&amp;[.E10]&amp;&quot;'&quot;" office:value-type="string" office:string-value="url = ',min-price=200k,max-price=275k'" calcext:value-type="string">
            <text:p>url = ',min-price=200k,max-price=275k'</text:p>
          </table:table-cell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A11]&gt;=1000;ROUND([.A11]/1000;2)&amp;&quot;M&quot;;([.A11])&amp;&quot;k&quot;)" office:value-type="string" office:string-value="225k" calcext:value-type="string">
            <text:p>225k</text:p>
          </table:table-cell>
          <table:table-cell table:formula="of:=IF([.B11]&gt;=1000;ROUND([.B11]/1000;2)&amp;&quot;M&quot;;([.B11])&amp;&quot;k&quot;)" office:value-type="string" office:string-value="300k" calcext:value-type="string">
            <text:p>300k</text:p>
          </table:table-cell>
          <table:table-cell/>
          <table:table-cell table:formula="of:=([.B11]*1000)-1" office:value-type="float" office:value="299999" calcext:value-type="float">
            <text:p>299999</text:p>
          </table:table-cell>
          <table:table-cell/>
          <table:table-cell table:formula="of:=&quot;elif price &lt;=&quot;&amp;[.G11]&amp;&quot;:&quot;" office:value-type="string" office:string-value="elif price &lt;=299999:" calcext:value-type="string">
            <text:p>elif price &lt;=299999:</text:p>
          </table:table-cell>
          <table:table-cell table:formula="of:=&quot;url = ',min-price=&quot;&amp;[.D11]&amp;&quot;,max-price=&quot;&amp;[.E11]&amp;&quot;'&quot;" office:value-type="string" office:string-value="url = ',min-price=225k,max-price=300k'" calcext:value-type="string">
            <text:p>url = ',min-price=225k,max-price=300k'</text:p>
          </table:table-cell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IF([.A12]&gt;=1000;ROUND([.A12]/1000;2)&amp;&quot;M&quot;;([.A12])&amp;&quot;k&quot;)" office:value-type="string" office:string-value="250k" calcext:value-type="string">
            <text:p>250k</text:p>
          </table:table-cell>
          <table:table-cell table:formula="of:=IF([.B12]&gt;=1000;ROUND([.B12]/1000;2)&amp;&quot;M&quot;;([.B12])&amp;&quot;k&quot;)" office:value-type="string" office:string-value="325k" calcext:value-type="string">
            <text:p>325k</text:p>
          </table:table-cell>
          <table:table-cell/>
          <table:table-cell table:formula="of:=([.B12]*1000)-1" office:value-type="float" office:value="324999" calcext:value-type="float">
            <text:p>324999</text:p>
          </table:table-cell>
          <table:table-cell/>
          <table:table-cell table:formula="of:=&quot;elif price &lt;=&quot;&amp;[.G12]&amp;&quot;:&quot;" office:value-type="string" office:string-value="elif price &lt;=324999:" calcext:value-type="string">
            <text:p>elif price &lt;=324999:</text:p>
          </table:table-cell>
          <table:table-cell table:formula="of:=&quot;url = ',min-price=&quot;&amp;[.D12]&amp;&quot;,max-price=&quot;&amp;[.E12]&amp;&quot;'&quot;" office:value-type="string" office:string-value="url = ',min-price=250k,max-price=325k'" calcext:value-type="string">
            <text:p>url = ',min-price=250k,max-price=325k'</text:p>
          </table:table-cell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[.A13]&gt;=1000;ROUND([.A13]/1000;2)&amp;&quot;M&quot;;([.A13])&amp;&quot;k&quot;)" office:value-type="string" office:string-value="275k" calcext:value-type="string">
            <text:p>275k</text:p>
          </table:table-cell>
          <table:table-cell table:formula="of:=IF([.B13]&gt;=1000;ROUND([.B13]/1000;2)&amp;&quot;M&quot;;([.B13])&amp;&quot;k&quot;)" office:value-type="string" office:string-value="350k" calcext:value-type="string">
            <text:p>350k</text:p>
          </table:table-cell>
          <table:table-cell/>
          <table:table-cell table:formula="of:=([.B13]*1000)-1" office:value-type="float" office:value="349999" calcext:value-type="float">
            <text:p>349999</text:p>
          </table:table-cell>
          <table:table-cell/>
          <table:table-cell table:formula="of:=&quot;elif price &lt;=&quot;&amp;[.G13]&amp;&quot;:&quot;" office:value-type="string" office:string-value="elif price &lt;=349999:" calcext:value-type="string">
            <text:p>elif price &lt;=349999:</text:p>
          </table:table-cell>
          <table:table-cell table:formula="of:=&quot;url = ',min-price=&quot;&amp;[.D13]&amp;&quot;,max-price=&quot;&amp;[.E13]&amp;&quot;'&quot;" office:value-type="string" office:string-value="url = ',min-price=275k,max-price=350k'" calcext:value-type="string">
            <text:p>url = ',min-price=275k,max-price=350k'</text:p>
          </table:table-cell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IF([.A14]&gt;=1000;ROUND([.A14]/1000;2)&amp;&quot;M&quot;;([.A14])&amp;&quot;k&quot;)" office:value-type="string" office:string-value="300k" calcext:value-type="string">
            <text:p>300k</text:p>
          </table:table-cell>
          <table:table-cell table:formula="of:=IF([.B14]&gt;=1000;ROUND([.B14]/1000;2)&amp;&quot;M&quot;;([.B14])&amp;&quot;k&quot;)" office:value-type="string" office:string-value="375k" calcext:value-type="string">
            <text:p>375k</text:p>
          </table:table-cell>
          <table:table-cell/>
          <table:table-cell table:formula="of:=([.B14]*1000)-1" office:value-type="float" office:value="374999" calcext:value-type="float">
            <text:p>374999</text:p>
          </table:table-cell>
          <table:table-cell/>
          <table:table-cell table:formula="of:=&quot;elif price &lt;=&quot;&amp;[.G14]&amp;&quot;:&quot;" office:value-type="string" office:string-value="elif price &lt;=374999:" calcext:value-type="string">
            <text:p>elif price &lt;=374999:</text:p>
          </table:table-cell>
          <table:table-cell table:formula="of:=&quot;url = ',min-price=&quot;&amp;[.D14]&amp;&quot;,max-price=&quot;&amp;[.E14]&amp;&quot;'&quot;" office:value-type="string" office:string-value="url = ',min-price=300k,max-price=375k'" calcext:value-type="string">
            <text:p>url = ',min-price=300k,max-price=375k'</text:p>
          </table:table-cell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IF([.A15]&gt;=1000;ROUND([.A15]/1000;2)&amp;&quot;M&quot;;([.A15])&amp;&quot;k&quot;)" office:value-type="string" office:string-value="325k" calcext:value-type="string">
            <text:p>325k</text:p>
          </table:table-cell>
          <table:table-cell table:formula="of:=IF([.B15]&gt;=1000;ROUND([.B15]/1000;2)&amp;&quot;M&quot;;([.B15])&amp;&quot;k&quot;)" office:value-type="string" office:string-value="400k" calcext:value-type="string">
            <text:p>400k</text:p>
          </table:table-cell>
          <table:table-cell/>
          <table:table-cell table:formula="of:=([.B15]*1000)-1" office:value-type="float" office:value="399999" calcext:value-type="float">
            <text:p>399999</text:p>
          </table:table-cell>
          <table:table-cell/>
          <table:table-cell table:formula="of:=&quot;elif price &lt;=&quot;&amp;[.G15]&amp;&quot;:&quot;" office:value-type="string" office:string-value="elif price &lt;=399999:" calcext:value-type="string">
            <text:p>elif price &lt;=399999:</text:p>
          </table:table-cell>
          <table:table-cell table:formula="of:=&quot;url = ',min-price=&quot;&amp;[.D15]&amp;&quot;,max-price=&quot;&amp;[.E15]&amp;&quot;'&quot;" office:value-type="string" office:string-value="url = ',min-price=325k,max-price=400k'" calcext:value-type="string">
            <text:p>url = ',min-price=325k,max-price=400k'</text:p>
          </table:table-cell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A16]&gt;=1000;ROUND([.A16]/1000;2)&amp;&quot;M&quot;;([.A16])&amp;&quot;k&quot;)" office:value-type="string" office:string-value="350k" calcext:value-type="string">
            <text:p>350k</text:p>
          </table:table-cell>
          <table:table-cell table:formula="of:=IF([.B16]&gt;=1000;ROUND([.B16]/1000;2)&amp;&quot;M&quot;;([.B16])&amp;&quot;k&quot;)" office:value-type="string" office:string-value="425k" calcext:value-type="string">
            <text:p>425k</text:p>
          </table:table-cell>
          <table:table-cell/>
          <table:table-cell table:formula="of:=([.B16]*1000)-1" office:value-type="float" office:value="424999" calcext:value-type="float">
            <text:p>424999</text:p>
          </table:table-cell>
          <table:table-cell/>
          <table:table-cell table:formula="of:=&quot;elif price &lt;=&quot;&amp;[.G16]&amp;&quot;:&quot;" office:value-type="string" office:string-value="elif price &lt;=424999:" calcext:value-type="string">
            <text:p>elif price &lt;=424999:</text:p>
          </table:table-cell>
          <table:table-cell table:formula="of:=&quot;url = ',min-price=&quot;&amp;[.D16]&amp;&quot;,max-price=&quot;&amp;[.E16]&amp;&quot;'&quot;" office:value-type="string" office:string-value="url = ',min-price=350k,max-price=425k'" calcext:value-type="string">
            <text:p>url = ',min-price=350k,max-price=425k'</text:p>
          </table:table-cell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A17]&gt;=1000;ROUND([.A17]/1000;2)&amp;&quot;M&quot;;([.A17])&amp;&quot;k&quot;)" office:value-type="string" office:string-value="375k" calcext:value-type="string">
            <text:p>375k</text:p>
          </table:table-cell>
          <table:table-cell table:formula="of:=IF([.B17]&gt;=1000;ROUND([.B17]/1000;2)&amp;&quot;M&quot;;([.B17])&amp;&quot;k&quot;)" office:value-type="string" office:string-value="450k" calcext:value-type="string">
            <text:p>450k</text:p>
          </table:table-cell>
          <table:table-cell/>
          <table:table-cell table:formula="of:=([.B17]*1000)-1" office:value-type="float" office:value="449999" calcext:value-type="float">
            <text:p>449999</text:p>
          </table:table-cell>
          <table:table-cell/>
          <table:table-cell table:formula="of:=&quot;elif price &lt;=&quot;&amp;[.G17]&amp;&quot;:&quot;" office:value-type="string" office:string-value="elif price &lt;=449999:" calcext:value-type="string">
            <text:p>elif price &lt;=449999:</text:p>
          </table:table-cell>
          <table:table-cell table:formula="of:=&quot;url = ',min-price=&quot;&amp;[.D17]&amp;&quot;,max-price=&quot;&amp;[.E17]&amp;&quot;'&quot;" office:value-type="string" office:string-value="url = ',min-price=375k,max-price=450k'" calcext:value-type="string">
            <text:p>url = ',min-price=375k,max-price=450k'</text:p>
          </table:table-cell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IF([.A18]&gt;=1000;ROUND([.A18]/1000;2)&amp;&quot;M&quot;;([.A18])&amp;&quot;k&quot;)" office:value-type="string" office:string-value="400k" calcext:value-type="string">
            <text:p>400k</text:p>
          </table:table-cell>
          <table:table-cell table:formula="of:=IF([.B18]&gt;=1000;ROUND([.B18]/1000;2)&amp;&quot;M&quot;;([.B18])&amp;&quot;k&quot;)" office:value-type="string" office:string-value="475k" calcext:value-type="string">
            <text:p>475k</text:p>
          </table:table-cell>
          <table:table-cell/>
          <table:table-cell table:formula="of:=([.B18]*1000)-1" office:value-type="float" office:value="474999" calcext:value-type="float">
            <text:p>474999</text:p>
          </table:table-cell>
          <table:table-cell/>
          <table:table-cell table:formula="of:=&quot;elif price &lt;=&quot;&amp;[.G18]&amp;&quot;:&quot;" office:value-type="string" office:string-value="elif price &lt;=474999:" calcext:value-type="string">
            <text:p>elif price &lt;=474999:</text:p>
          </table:table-cell>
          <table:table-cell table:formula="of:=&quot;url = ',min-price=&quot;&amp;[.D18]&amp;&quot;,max-price=&quot;&amp;[.E18]&amp;&quot;'&quot;" office:value-type="string" office:string-value="url = ',min-price=400k,max-price=475k'" calcext:value-type="string">
            <text:p>url = ',min-price=400k,max-price=475k'</text:p>
          </table:table-cell>
        </table:table-row>
        <table:table-row table:style-name="ro1">
          <table:table-cell table:formula="of:=[.A18]+25" office:value-type="float" office:value="425" calcext:value-type="float">
            <text:p>42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A19]&gt;=1000;ROUND([.A19]/1000;2)&amp;&quot;M&quot;;([.A19])&amp;&quot;k&quot;)" office:value-type="string" office:string-value="425k" calcext:value-type="string">
            <text:p>425k</text:p>
          </table:table-cell>
          <table:table-cell table:formula="of:=IF([.B19]&gt;=1000;ROUND([.B19]/1000;2)&amp;&quot;M&quot;;([.B19])&amp;&quot;k&quot;)" office:value-type="string" office:string-value="500k" calcext:value-type="string">
            <text:p>500k</text:p>
          </table:table-cell>
          <table:table-cell/>
          <table:table-cell table:formula="of:=([.B19]*1000)-1" office:value-type="float" office:value="499999" calcext:value-type="float">
            <text:p>499999</text:p>
          </table:table-cell>
          <table:table-cell/>
          <table:table-cell table:formula="of:=&quot;elif price &lt;=&quot;&amp;[.G19]&amp;&quot;:&quot;" office:value-type="string" office:string-value="elif price &lt;=499999:" calcext:value-type="string">
            <text:p>elif price &lt;=499999:</text:p>
          </table:table-cell>
          <table:table-cell table:formula="of:=&quot;url = ',min-price=&quot;&amp;[.D19]&amp;&quot;,max-price=&quot;&amp;[.E19]&amp;&quot;'&quot;" office:value-type="string" office:string-value="url = ',min-price=425k,max-price=500k'" calcext:value-type="string">
            <text:p>url = ',min-price=425k,max-price=500k'</text:p>
          </table:table-cell>
        </table:table-row>
        <table:table-row table:style-name="ro1">
          <table:table-cell table:formula="of:=[.A19]+25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[.A20]&gt;=1000;ROUND([.A20]/1000;2)&amp;&quot;M&quot;;([.A20])&amp;&quot;k&quot;)" office:value-type="string" office:string-value="450k" calcext:value-type="string">
            <text:p>450k</text:p>
          </table:table-cell>
          <table:table-cell table:formula="of:=IF([.B20]&gt;=1000;ROUND([.B20]/1000;2)&amp;&quot;M&quot;;([.B20])&amp;&quot;k&quot;)" office:value-type="string" office:string-value="550k" calcext:value-type="string">
            <text:p>550k</text:p>
          </table:table-cell>
          <table:table-cell/>
          <table:table-cell table:formula="of:=([.B20]*1000)-1" office:value-type="float" office:value="549999" calcext:value-type="float">
            <text:p>549999</text:p>
          </table:table-cell>
          <table:table-cell/>
          <table:table-cell table:formula="of:=&quot;elif price &lt;=&quot;&amp;[.G20]&amp;&quot;:&quot;" office:value-type="string" office:string-value="elif price &lt;=549999:" calcext:value-type="string">
            <text:p>elif price &lt;=549999:</text:p>
          </table:table-cell>
          <table:table-cell table:formula="of:=&quot;url = ',min-price=&quot;&amp;[.D20]&amp;&quot;,max-price=&quot;&amp;[.E20]&amp;&quot;'&quot;" office:value-type="string" office:string-value="url = ',min-price=450k,max-price=550k'" calcext:value-type="string">
            <text:p>url = ',min-price=450k,max-price=550k'</text:p>
          </table:table-cell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A21]&gt;=1000;ROUND([.A21]/1000;2)&amp;&quot;M&quot;;([.A21])&amp;&quot;k&quot;)" office:value-type="string" office:string-value="500k" calcext:value-type="string">
            <text:p>500k</text:p>
          </table:table-cell>
          <table:table-cell table:formula="of:=IF([.B21]&gt;=1000;ROUND([.B21]/1000;2)&amp;&quot;M&quot;;([.B21])&amp;&quot;k&quot;)" office:value-type="string" office:string-value="600k" calcext:value-type="string">
            <text:p>600k</text:p>
          </table:table-cell>
          <table:table-cell/>
          <table:table-cell table:formula="of:=([.B21]*1000)-1" office:value-type="float" office:value="599999" calcext:value-type="float">
            <text:p>599999</text:p>
          </table:table-cell>
          <table:table-cell/>
          <table:table-cell table:formula="of:=&quot;elif price &lt;=&quot;&amp;[.G21]&amp;&quot;:&quot;" office:value-type="string" office:string-value="elif price &lt;=599999:" calcext:value-type="string">
            <text:p>elif price &lt;=599999:</text:p>
          </table:table-cell>
          <table:table-cell table:formula="of:=&quot;url = ',min-price=&quot;&amp;[.D21]&amp;&quot;,max-price=&quot;&amp;[.E21]&amp;&quot;'&quot;" office:value-type="string" office:string-value="url = ',min-price=500k,max-price=600k'" calcext:value-type="string">
            <text:p>url = ',min-price=500k,max-price=600k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21]+50" office:value-type="float" office:value="650" calcext:value-type="float">
            <text:p>650</text:p>
          </table:table-cell>
          <table:table-cell/>
          <table:table-cell table:formula="of:=IF([.A22]&gt;=1000;ROUND([.A22]/1000;2)&amp;&quot;M&quot;;([.A22])&amp;&quot;k&quot;)" office:value-type="string" office:string-value="500k" calcext:value-type="string">
            <text:p>500k</text:p>
          </table:table-cell>
          <table:table-cell table:formula="of:=IF([.B22]&gt;=1000;ROUND([.B22]/1000;2)&amp;&quot;M&quot;;([.B22])&amp;&quot;k&quot;)" office:value-type="string" office:string-value="650k" calcext:value-type="string">
            <text:p>650k</text:p>
          </table:table-cell>
          <table:table-cell/>
          <table:table-cell table:formula="of:=([.B22]*1000)-1" office:value-type="float" office:value="649999" calcext:value-type="float">
            <text:p>649999</text:p>
          </table:table-cell>
          <table:table-cell/>
          <table:table-cell table:formula="of:=&quot;elif price &lt;=&quot;&amp;[.G22]&amp;&quot;:&quot;" office:value-type="string" office:string-value="elif price &lt;=649999:" calcext:value-type="string">
            <text:p>elif price &lt;=649999:</text:p>
          </table:table-cell>
          <table:table-cell table:formula="of:=&quot;url = ',min-price=&quot;&amp;[.D22]&amp;&quot;,max-price=&quot;&amp;[.E22]&amp;&quot;'&quot;" office:value-type="string" office:string-value="url = ',min-price=500k,max-price=650k'" calcext:value-type="string">
            <text:p>url = ',min-price=500k,max-price=650k'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22]+50" office:value-type="float" office:value="700" calcext:value-type="float">
            <text:p>700</text:p>
          </table:table-cell>
          <table:table-cell/>
          <table:table-cell table:formula="of:=IF([.A23]&gt;=1000;ROUND([.A23]/1000;2)&amp;&quot;M&quot;;([.A23])&amp;&quot;k&quot;)" office:value-type="string" office:string-value="550k" calcext:value-type="string">
            <text:p>550k</text:p>
          </table:table-cell>
          <table:table-cell table:formula="of:=IF([.B23]&gt;=1000;ROUND([.B23]/1000;2)&amp;&quot;M&quot;;([.B23])&amp;&quot;k&quot;)" office:value-type="string" office:string-value="700k" calcext:value-type="string">
            <text:p>700k</text:p>
          </table:table-cell>
          <table:table-cell/>
          <table:table-cell table:formula="of:=([.B23]*1000)-1" office:value-type="float" office:value="699999" calcext:value-type="float">
            <text:p>699999</text:p>
          </table:table-cell>
          <table:table-cell/>
          <table:table-cell table:formula="of:=&quot;elif price &lt;=&quot;&amp;[.G23]&amp;&quot;:&quot;" office:value-type="string" office:string-value="elif price &lt;=699999:" calcext:value-type="string">
            <text:p>elif price &lt;=699999:</text:p>
          </table:table-cell>
          <table:table-cell table:formula="of:=&quot;url = ',min-price=&quot;&amp;[.D23]&amp;&quot;,max-price=&quot;&amp;[.E23]&amp;&quot;'&quot;" office:value-type="string" office:string-value="url = ',min-price=550k,max-price=700k'" calcext:value-type="string">
            <text:p>url = ',min-price=550k,max-price=700k'</text:p>
          </table:table-cell>
        </table:table-row>
        <table:table-row table:style-name="ro1">
          <table:table-cell table:formula="of:=[.A23]+50" office:value-type="float" office:value="600" calcext:value-type="float">
            <text:p>600</text:p>
          </table:table-cell>
          <table:table-cell table:formula="of:=[.B23]+50" office:value-type="float" office:value="750" calcext:value-type="float">
            <text:p>750</text:p>
          </table:table-cell>
          <table:table-cell/>
          <table:table-cell table:formula="of:=IF([.A24]&gt;=1000;ROUND([.A24]/1000;2)&amp;&quot;M&quot;;([.A24])&amp;&quot;k&quot;)" office:value-type="string" office:string-value="600k" calcext:value-type="string">
            <text:p>600k</text:p>
          </table:table-cell>
          <table:table-cell table:formula="of:=IF([.B24]&gt;=1000;ROUND([.B24]/1000;2)&amp;&quot;M&quot;;([.B24])&amp;&quot;k&quot;)" office:value-type="string" office:string-value="750k" calcext:value-type="string">
            <text:p>750k</text:p>
          </table:table-cell>
          <table:table-cell/>
          <table:table-cell table:formula="of:=([.B24]*1000)-1" office:value-type="float" office:value="749999" calcext:value-type="float">
            <text:p>749999</text:p>
          </table:table-cell>
          <table:table-cell/>
          <table:table-cell table:formula="of:=&quot;elif price &lt;=&quot;&amp;[.G24]&amp;&quot;:&quot;" office:value-type="string" office:string-value="elif price &lt;=749999:" calcext:value-type="string">
            <text:p>elif price &lt;=749999:</text:p>
          </table:table-cell>
          <table:table-cell table:formula="of:=&quot;url = ',min-price=&quot;&amp;[.D24]&amp;&quot;,max-price=&quot;&amp;[.E24]&amp;&quot;'&quot;" office:value-type="string" office:string-value="url = ',min-price=600k,max-price=750k'" calcext:value-type="string">
            <text:p>url = ',min-price=600k,max-price=750k'</text:p>
          </table:table-cell>
        </table:table-row>
        <table:table-row table:style-name="ro1">
          <table:table-cell table:formula="of:=[.A24]+50" office:value-type="float" office:value="650" calcext:value-type="float">
            <text:p>650</text:p>
          </table:table-cell>
          <table:table-cell table:formula="of:=[.B24]+50" office:value-type="float" office:value="800" calcext:value-type="float">
            <text:p>800</text:p>
          </table:table-cell>
          <table:table-cell/>
          <table:table-cell table:formula="of:=IF([.A25]&gt;=1000;ROUND([.A25]/1000;2)&amp;&quot;M&quot;;([.A25])&amp;&quot;k&quot;)" office:value-type="string" office:string-value="650k" calcext:value-type="string">
            <text:p>650k</text:p>
          </table:table-cell>
          <table:table-cell table:formula="of:=IF([.B25]&gt;=1000;ROUND([.B25]/1000;2)&amp;&quot;M&quot;;([.B25])&amp;&quot;k&quot;)" office:value-type="string" office:string-value="800k" calcext:value-type="string">
            <text:p>800k</text:p>
          </table:table-cell>
          <table:table-cell/>
          <table:table-cell table:formula="of:=([.B25]*1000)-1" office:value-type="float" office:value="799999" calcext:value-type="float">
            <text:p>799999</text:p>
          </table:table-cell>
          <table:table-cell/>
          <table:table-cell table:formula="of:=&quot;elif price &lt;=&quot;&amp;[.G25]&amp;&quot;:&quot;" office:value-type="string" office:string-value="elif price &lt;=799999:" calcext:value-type="string">
            <text:p>elif price &lt;=799999:</text:p>
          </table:table-cell>
          <table:table-cell table:formula="of:=&quot;url = ',min-price=&quot;&amp;[.D25]&amp;&quot;,max-price=&quot;&amp;[.E25]&amp;&quot;'&quot;" office:value-type="string" office:string-value="url = ',min-price=650k,max-price=800k'" calcext:value-type="string">
            <text:p>url = ',min-price=650k,max-price=800k'</text:p>
          </table:table-cell>
        </table:table-row>
        <table:table-row table:style-name="ro1">
          <table:table-cell table:formula="of:=[.A25]+50" office:value-type="float" office:value="700" calcext:value-type="float">
            <text:p>700</text:p>
          </table:table-cell>
          <table:table-cell table:formula="of:=[.B25]+50" office:value-type="float" office:value="850" calcext:value-type="float">
            <text:p>850</text:p>
          </table:table-cell>
          <table:table-cell/>
          <table:table-cell table:formula="of:=IF([.A26]&gt;=1000;ROUND([.A26]/1000;2)&amp;&quot;M&quot;;([.A26])&amp;&quot;k&quot;)" office:value-type="string" office:string-value="700k" calcext:value-type="string">
            <text:p>700k</text:p>
          </table:table-cell>
          <table:table-cell table:formula="of:=IF([.B26]&gt;=1000;ROUND([.B26]/1000;2)&amp;&quot;M&quot;;([.B26])&amp;&quot;k&quot;)" office:value-type="string" office:string-value="850k" calcext:value-type="string">
            <text:p>850k</text:p>
          </table:table-cell>
          <table:table-cell/>
          <table:table-cell table:formula="of:=([.B26]*1000)-1" office:value-type="float" office:value="849999" calcext:value-type="float">
            <text:p>849999</text:p>
          </table:table-cell>
          <table:table-cell/>
          <table:table-cell table:formula="of:=&quot;elif price &lt;=&quot;&amp;[.G26]&amp;&quot;:&quot;" office:value-type="string" office:string-value="elif price &lt;=849999:" calcext:value-type="string">
            <text:p>elif price &lt;=849999:</text:p>
          </table:table-cell>
          <table:table-cell table:formula="of:=&quot;url = ',min-price=&quot;&amp;[.D26]&amp;&quot;,max-price=&quot;&amp;[.E26]&amp;&quot;'&quot;" office:value-type="string" office:string-value="url = ',min-price=700k,max-price=850k'" calcext:value-type="string">
            <text:p>url = ',min-price=700k,max-price=850k'</text:p>
          </table:table-cell>
        </table:table-row>
        <table:table-row table:style-name="ro1">
          <table:table-cell table:formula="of:=[.A26]+50" office:value-type="float" office:value="750" calcext:value-type="float">
            <text:p>750</text:p>
          </table:table-cell>
          <table:table-cell table:formula="of:=[.B26]+50" office:value-type="float" office:value="900" calcext:value-type="float">
            <text:p>900</text:p>
          </table:table-cell>
          <table:table-cell/>
          <table:table-cell table:formula="of:=IF([.A27]&gt;=1000;ROUND([.A27]/1000;2)&amp;&quot;M&quot;;([.A27])&amp;&quot;k&quot;)" office:value-type="string" office:string-value="750k" calcext:value-type="string">
            <text:p>750k</text:p>
          </table:table-cell>
          <table:table-cell table:formula="of:=IF([.B27]&gt;=1000;ROUND([.B27]/1000;2)&amp;&quot;M&quot;;([.B27])&amp;&quot;k&quot;)" office:value-type="string" office:string-value="900k" calcext:value-type="string">
            <text:p>900k</text:p>
          </table:table-cell>
          <table:table-cell/>
          <table:table-cell table:formula="of:=([.B27]*1000)-1" office:value-type="float" office:value="899999" calcext:value-type="float">
            <text:p>899999</text:p>
          </table:table-cell>
          <table:table-cell/>
          <table:table-cell table:formula="of:=&quot;elif price &lt;=&quot;&amp;[.G27]&amp;&quot;:&quot;" office:value-type="string" office:string-value="elif price &lt;=899999:" calcext:value-type="string">
            <text:p>elif price &lt;=899999:</text:p>
          </table:table-cell>
          <table:table-cell table:formula="of:=&quot;url = ',min-price=&quot;&amp;[.D27]&amp;&quot;,max-price=&quot;&amp;[.E27]&amp;&quot;'&quot;" office:value-type="string" office:string-value="url = ',min-price=750k,max-price=900k'" calcext:value-type="string">
            <text:p>url = ',min-price=750k,max-price=900k'</text:p>
          </table:table-cell>
        </table:table-row>
        <table:table-row table:style-name="ro1">
          <table:table-cell table:formula="of:=[.A27]+50" office:value-type="float" office:value="800" calcext:value-type="float">
            <text:p>800</text:p>
          </table:table-cell>
          <table:table-cell table:formula="of:=[.B27]+50" office:value-type="float" office:value="950" calcext:value-type="float">
            <text:p>950</text:p>
          </table:table-cell>
          <table:table-cell/>
          <table:table-cell table:formula="of:=IF([.A28]&gt;=1000;ROUND([.A28]/1000;2)&amp;&quot;M&quot;;([.A28])&amp;&quot;k&quot;)" office:value-type="string" office:string-value="800k" calcext:value-type="string">
            <text:p>800k</text:p>
          </table:table-cell>
          <table:table-cell table:formula="of:=IF([.B28]&gt;=1000;ROUND([.B28]/1000;2)&amp;&quot;M&quot;;([.B28])&amp;&quot;k&quot;)" office:value-type="string" office:string-value="950k" calcext:value-type="string">
            <text:p>950k</text:p>
          </table:table-cell>
          <table:table-cell/>
          <table:table-cell table:formula="of:=([.B28]*1000)-1" office:value-type="float" office:value="949999" calcext:value-type="float">
            <text:p>949999</text:p>
          </table:table-cell>
          <table:table-cell/>
          <table:table-cell table:formula="of:=&quot;elif price &lt;=&quot;&amp;[.G28]&amp;&quot;:&quot;" office:value-type="string" office:string-value="elif price &lt;=949999:" calcext:value-type="string">
            <text:p>elif price &lt;=949999:</text:p>
          </table:table-cell>
          <table:table-cell table:formula="of:=&quot;url = ',min-price=&quot;&amp;[.D28]&amp;&quot;,max-price=&quot;&amp;[.E28]&amp;&quot;'&quot;" office:value-type="string" office:string-value="url = ',min-price=800k,max-price=950k'" calcext:value-type="string">
            <text:p>url = ',min-price=800k,max-price=950k'</text:p>
          </table:table-cell>
        </table:table-row>
        <table:table-row table:style-name="ro1">
          <table:table-cell table:formula="of:=[.A28]+50" office:value-type="float" office:value="850" calcext:value-type="float">
            <text:p>850</text:p>
          </table:table-cell>
          <table:table-cell table:formula="of:=[.B28]+50" office:value-type="float" office:value="1000" calcext:value-type="float">
            <text:p>1000</text:p>
          </table:table-cell>
          <table:table-cell/>
          <table:table-cell table:formula="of:=IF([.A29]&gt;=1000;ROUND([.A29]/1000;2)&amp;&quot;M&quot;;([.A29])&amp;&quot;k&quot;)" office:value-type="string" office:string-value="850k" calcext:value-type="string">
            <text:p>850k</text:p>
          </table:table-cell>
          <table:table-cell table:formula="of:=IF([.B29]&gt;=1000;ROUND([.B29]/1000;2)&amp;&quot;M&quot;;([.B29])&amp;&quot;k&quot;)" office:value-type="string" office:string-value="1M" calcext:value-type="string">
            <text:p>1M</text:p>
          </table:table-cell>
          <table:table-cell/>
          <table:table-cell table:formula="of:=([.B29]*1000)-1" office:value-type="float" office:value="999999" calcext:value-type="float">
            <text:p>999999</text:p>
          </table:table-cell>
          <table:table-cell/>
          <table:table-cell table:formula="of:=&quot;elif price &lt;=&quot;&amp;[.G29]&amp;&quot;:&quot;" office:value-type="string" office:string-value="elif price &lt;=999999:" calcext:value-type="string">
            <text:p>elif price &lt;=999999:</text:p>
          </table:table-cell>
          <table:table-cell table:formula="of:=&quot;url = ',min-price=&quot;&amp;[.D29]&amp;&quot;,max-price=&quot;&amp;[.E29]&amp;&quot;'&quot;" office:value-type="string" office:string-value="url = ',min-price=850k,max-price=1M'" calcext:value-type="string">
            <text:p>url = ',min-price=850k,max-price=1M'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IF([.A30]&gt;=1000;ROUND([.A30]/1000;2)&amp;&quot;M&quot;;([.A30])&amp;&quot;k&quot;)" office:value-type="string" office:string-value="900k" calcext:value-type="string">
            <text:p>900k</text:p>
          </table:table-cell>
          <table:table-cell table:formula="of:=IF([.B30]&gt;=1000;ROUND([.B30]/1000;2)&amp;&quot;M&quot;;([.B30])&amp;&quot;k&quot;)" office:value-type="string" office:string-value="1.25M" calcext:value-type="string">
            <text:p>1.25M</text:p>
          </table:table-cell>
          <table:table-cell/>
          <table:table-cell table:formula="of:=([.B30]*1000)-1" office:value-type="float" office:value="1249999" calcext:value-type="float">
            <text:p>1249999</text:p>
          </table:table-cell>
          <table:table-cell/>
          <table:table-cell table:formula="of:=&quot;elif price &lt;=&quot;&amp;[.G30]&amp;&quot;:&quot;" office:value-type="string" office:string-value="elif price &lt;=1249999:" calcext:value-type="string">
            <text:p>elif price &lt;=1249999:</text:p>
          </table:table-cell>
          <table:table-cell table:formula="of:=&quot;url = ',min-price=&quot;&amp;[.D30]&amp;&quot;,max-price=&quot;&amp;[.E30]&amp;&quot;'&quot;" office:value-type="string" office:string-value="url = ',min-price=900k,max-price=1.25M'" calcext:value-type="string">
            <text:p>url = ',min-price=900k,max-price=1.25M'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IF([.A31]&gt;=1000;ROUND([.A31]/1000;2)&amp;&quot;M&quot;;([.A31])&amp;&quot;k&quot;)" office:value-type="string" office:string-value="950k" calcext:value-type="string">
            <text:p>950k</text:p>
          </table:table-cell>
          <table:table-cell table:formula="of:=IF([.B31]&gt;=1000;ROUND([.B31]/1000;2)&amp;&quot;M&quot;;([.B31])&amp;&quot;k&quot;)" office:value-type="string" office:string-value="1.5M" calcext:value-type="string">
            <text:p>1.5M</text:p>
          </table:table-cell>
          <table:table-cell/>
          <table:table-cell table:formula="of:=([.B31]*1000)-1" office:value-type="float" office:value="1499999" calcext:value-type="float">
            <text:p>1499999</text:p>
          </table:table-cell>
          <table:table-cell/>
          <table:table-cell table:formula="of:=&quot;elif price &lt;=&quot;&amp;[.G31]&amp;&quot;:&quot;" office:value-type="string" office:string-value="elif price &lt;=1499999:" calcext:value-type="string">
            <text:p>elif price &lt;=1499999:</text:p>
          </table:table-cell>
          <table:table-cell table:formula="of:=&quot;url = ',min-price=&quot;&amp;[.D31]&amp;&quot;,max-price=&quot;&amp;[.E31]&amp;&quot;'&quot;" office:value-type="string" office:string-value="url = ',min-price=950k,max-price=1.5M'" calcext:value-type="string">
            <text:p>url = ',min-price=950k,max-price=1.5M'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IF([.A32]&gt;=1000;ROUND([.A32]/1000;2)&amp;&quot;M&quot;;([.A32])&amp;&quot;k&quot;)" office:value-type="string" office:string-value="1M" calcext:value-type="string">
            <text:p>1M</text:p>
          </table:table-cell>
          <table:table-cell table:formula="of:=IF([.B32]&gt;=1000;ROUND([.B32]/1000;2)&amp;&quot;M&quot;;([.B32])&amp;&quot;k&quot;)" office:value-type="string" office:string-value="1.75M" calcext:value-type="string">
            <text:p>1.75M</text:p>
          </table:table-cell>
          <table:table-cell/>
          <table:table-cell table:formula="of:=([.B32]*1000)-1" office:value-type="float" office:value="1749999" calcext:value-type="float">
            <text:p>1749999</text:p>
          </table:table-cell>
          <table:table-cell/>
          <table:table-cell table:formula="of:=&quot;elif price &lt;=&quot;&amp;[.G32]&amp;&quot;:&quot;" office:value-type="string" office:string-value="elif price &lt;=1749999:" calcext:value-type="string">
            <text:p>elif price &lt;=1749999:</text:p>
          </table:table-cell>
          <table:table-cell table:formula="of:=&quot;url = ',min-price=&quot;&amp;[.D32]&amp;&quot;,max-price=&quot;&amp;[.E32]&amp;&quot;'&quot;" office:value-type="string" office:string-value="url = ',min-price=1M,max-price=1.75M'" calcext:value-type="string">
            <text:p>url = ',min-price=1M,max-price=1.75M'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IF([.A33]&gt;=1000;ROUND([.A33]/1000;2)&amp;&quot;M&quot;;([.A33])&amp;&quot;k&quot;)" office:value-type="string" office:string-value="1.25M" calcext:value-type="string">
            <text:p>1.25M</text:p>
          </table:table-cell>
          <table:table-cell table:formula="of:=IF([.B33]&gt;=1000;ROUND([.B33]/1000;2)&amp;&quot;M&quot;;([.B33])&amp;&quot;k&quot;)" office:value-type="string" office:string-value="2M" calcext:value-type="string">
            <text:p>2M</text:p>
          </table:table-cell>
          <table:table-cell/>
          <table:table-cell table:formula="of:=([.B33]*1000)-1" office:value-type="float" office:value="1999999" calcext:value-type="float">
            <text:p>1999999</text:p>
          </table:table-cell>
          <table:table-cell/>
          <table:table-cell table:formula="of:=&quot;elif price &lt;=&quot;&amp;[.G33]&amp;&quot;:&quot;" office:value-type="string" office:string-value="elif price &lt;=1999999:" calcext:value-type="string">
            <text:p>elif price &lt;=1999999:</text:p>
          </table:table-cell>
          <table:table-cell table:formula="of:=&quot;url = ',min-price=&quot;&amp;[.D33]&amp;&quot;,max-price=&quot;&amp;[.E33]&amp;&quot;'&quot;" office:value-type="string" office:string-value="url = ',min-price=1.25M,max-price=2M'" calcext:value-type="string">
            <text:p>url = ',min-price=1.25M,max-price=2M'</text:p>
          </table:table-cell>
        </table:table-row>
        <table:table-row table:style-name="ro1">
          <table:table-cell table:formula="of:=[.A33]+250" office:value-type="float" office:value="1500" calcext:value-type="float">
            <text:p>1500</text:p>
          </table:table-cell>
          <table:table-cell table:formula="of:=[.B33]+250" office:value-type="float" office:value="2250" calcext:value-type="float">
            <text:p>2250</text:p>
          </table:table-cell>
          <table:table-cell/>
          <table:table-cell table:formula="of:=IF([.A34]&gt;=1000;ROUND([.A34]/1000;2)&amp;&quot;M&quot;;([.A34])&amp;&quot;k&quot;)" office:value-type="string" office:string-value="1.5M" calcext:value-type="string">
            <text:p>1.5M</text:p>
          </table:table-cell>
          <table:table-cell table:formula="of:=IF([.B34]&gt;=1000;ROUND([.B34]/1000;2)&amp;&quot;M&quot;;([.B34])&amp;&quot;k&quot;)" office:value-type="string" office:string-value="2.25M" calcext:value-type="string">
            <text:p>2.25M</text:p>
          </table:table-cell>
          <table:table-cell/>
          <table:table-cell table:formula="of:=([.B34]*1000)-1" office:value-type="float" office:value="2249999" calcext:value-type="float">
            <text:p>2249999</text:p>
          </table:table-cell>
          <table:table-cell/>
          <table:table-cell table:formula="of:=&quot;elif price &lt;=&quot;&amp;[.G34]&amp;&quot;:&quot;" office:value-type="string" office:string-value="elif price &lt;=2249999:" calcext:value-type="string">
            <text:p>elif price &lt;=2249999:</text:p>
          </table:table-cell>
          <table:table-cell table:formula="of:=&quot;url = ',min-price=&quot;&amp;[.D34]&amp;&quot;,max-price=&quot;&amp;[.E34]&amp;&quot;'&quot;" office:value-type="string" office:string-value="url = ',min-price=1.5M,max-price=2.25M'" calcext:value-type="string">
            <text:p>url = ',min-price=1.5M,max-price=2.25M'</text:p>
          </table:table-cell>
        </table:table-row>
        <table:table-row table:style-name="ro1">
          <table:table-cell table:formula="of:=[.A34]+250" office:value-type="float" office:value="1750" calcext:value-type="float">
            <text:p>1750</text:p>
          </table:table-cell>
          <table:table-cell table:formula="of:=[.B34]+250" office:value-type="float" office:value="2500" calcext:value-type="float">
            <text:p>2500</text:p>
          </table:table-cell>
          <table:table-cell/>
          <table:table-cell table:formula="of:=IF([.A35]&gt;=1000;ROUND([.A35]/1000;2)&amp;&quot;M&quot;;([.A35])&amp;&quot;k&quot;)" office:value-type="string" office:string-value="1.75M" calcext:value-type="string">
            <text:p>1.75M</text:p>
          </table:table-cell>
          <table:table-cell table:formula="of:=IF([.B35]&gt;=1000;ROUND([.B35]/1000;2)&amp;&quot;M&quot;;([.B35])&amp;&quot;k&quot;)" office:value-type="string" office:string-value="2.5M" calcext:value-type="string">
            <text:p>2.5M</text:p>
          </table:table-cell>
          <table:table-cell/>
          <table:table-cell table:formula="of:=([.B35]*1000)-1" office:value-type="float" office:value="2499999" calcext:value-type="float">
            <text:p>2499999</text:p>
          </table:table-cell>
          <table:table-cell/>
          <table:table-cell table:formula="of:=&quot;elif price &lt;=&quot;&amp;[.G35]&amp;&quot;:&quot;" office:value-type="string" office:string-value="elif price &lt;=2499999:" calcext:value-type="string">
            <text:p>elif price &lt;=2499999:</text:p>
          </table:table-cell>
          <table:table-cell table:formula="of:=&quot;url = ',min-price=&quot;&amp;[.D35]&amp;&quot;,max-price=&quot;&amp;[.E35]&amp;&quot;'&quot;" office:value-type="string" office:string-value="url = ',min-price=1.75M,max-price=2.5M'" calcext:value-type="string">
            <text:p>url = ',min-price=1.75M,max-price=2.5M'</text:p>
          </table:table-cell>
        </table:table-row>
        <table:table-row table:style-name="ro1">
          <table:table-cell table:formula="of:=[.A35]+250" office:value-type="float" office:value="2000" calcext:value-type="float">
            <text:p>2000</text:p>
          </table:table-cell>
          <table:table-cell table:formula="of:=[.B35]+250" office:value-type="float" office:value="2750" calcext:value-type="float">
            <text:p>2750</text:p>
          </table:table-cell>
          <table:table-cell/>
          <table:table-cell table:formula="of:=IF([.A36]&gt;=1000;ROUND([.A36]/1000;2)&amp;&quot;M&quot;;([.A36])&amp;&quot;k&quot;)" office:value-type="string" office:string-value="2M" calcext:value-type="string">
            <text:p>2M</text:p>
          </table:table-cell>
          <table:table-cell table:formula="of:=IF([.B36]&gt;=1000;ROUND([.B36]/1000;2)&amp;&quot;M&quot;;([.B36])&amp;&quot;k&quot;)" office:value-type="string" office:string-value="2.75M" calcext:value-type="string">
            <text:p>2.75M</text:p>
          </table:table-cell>
          <table:table-cell/>
          <table:table-cell table:formula="of:=([.B36]*1000)-1" office:value-type="float" office:value="2749999" calcext:value-type="float">
            <text:p>2749999</text:p>
          </table:table-cell>
          <table:table-cell/>
          <table:table-cell table:formula="of:=&quot;elif price &lt;=&quot;&amp;[.G36]&amp;&quot;:&quot;" office:value-type="string" office:string-value="elif price &lt;=2749999:" calcext:value-type="string">
            <text:p>elif price &lt;=2749999:</text:p>
          </table:table-cell>
          <table:table-cell table:formula="of:=&quot;url = ',min-price=&quot;&amp;[.D36]&amp;&quot;,max-price=&quot;&amp;[.E36]&amp;&quot;'&quot;" office:value-type="string" office:string-value="url = ',min-price=2M,max-price=2.75M'" calcext:value-type="string">
            <text:p>url = ',min-price=2M,max-price=2.75M'</text:p>
          </table:table-cell>
        </table:table-row>
        <table:table-row table:style-name="ro1">
          <table:table-cell table:formula="of:=[.A36]+250" office:value-type="float" office:value="2250" calcext:value-type="float">
            <text:p>2250</text:p>
          </table:table-cell>
          <table:table-cell table:formula="of:=[.B36]+250" office:value-type="float" office:value="3000" calcext:value-type="float">
            <text:p>3000</text:p>
          </table:table-cell>
          <table:table-cell/>
          <table:table-cell table:formula="of:=IF([.A37]&gt;=1000;ROUND([.A37]/1000;2)&amp;&quot;M&quot;;([.A37])&amp;&quot;k&quot;)" office:value-type="string" office:string-value="2.25M" calcext:value-type="string">
            <text:p>2.25M</text:p>
          </table:table-cell>
          <table:table-cell table:formula="of:=IF([.B37]&gt;=1000;ROUND([.B37]/1000;2)&amp;&quot;M&quot;;([.B37])&amp;&quot;k&quot;)" office:value-type="string" office:string-value="3M" calcext:value-type="string">
            <text:p>3M</text:p>
          </table:table-cell>
          <table:table-cell/>
          <table:table-cell table:formula="of:=([.B37]*1000)-1" office:value-type="float" office:value="2999999" calcext:value-type="float">
            <text:p>2999999</text:p>
          </table:table-cell>
          <table:table-cell/>
          <table:table-cell table:formula="of:=&quot;elif price &lt;=&quot;&amp;[.G37]&amp;&quot;:&quot;" office:value-type="string" office:string-value="elif price &lt;=2999999:" calcext:value-type="string">
            <text:p>elif price &lt;=2999999:</text:p>
          </table:table-cell>
          <table:table-cell table:formula="of:=&quot;url = ',min-price=&quot;&amp;[.D37]&amp;&quot;,max-price=&quot;&amp;[.E37]&amp;&quot;'&quot;" office:value-type="string" office:string-value="url = ',min-price=2.25M,max-price=3M'" calcext:value-type="string">
            <text:p>url = ',min-price=2.25M,max-price=3M'</text:p>
          </table:table-cell>
        </table:table-row>
        <table:table-row table:style-name="ro1">
          <table:table-cell table:formula="of:=[.A37]+250" office:value-type="float" office:value="2500" calcext:value-type="float">
            <text:p>2500</text:p>
          </table:table-cell>
          <table:table-cell table:formula="of:=[.B37]+250" office:value-type="float" office:value="3250" calcext:value-type="float">
            <text:p>3250</text:p>
          </table:table-cell>
          <table:table-cell/>
          <table:table-cell table:formula="of:=IF([.A38]&gt;=1000;ROUND([.A38]/1000;2)&amp;&quot;M&quot;;([.A38])&amp;&quot;k&quot;)" office:value-type="string" office:string-value="2.5M" calcext:value-type="string">
            <text:p>2.5M</text:p>
          </table:table-cell>
          <table:table-cell table:formula="of:=IF([.B38]&gt;=1000;ROUND([.B38]/1000;2)&amp;&quot;M&quot;;([.B38])&amp;&quot;k&quot;)" office:value-type="string" office:string-value="3.25M" calcext:value-type="string">
            <text:p>3.25M</text:p>
          </table:table-cell>
          <table:table-cell/>
          <table:table-cell table:formula="of:=([.B38]*1000)-1" office:value-type="float" office:value="3249999" calcext:value-type="float">
            <text:p>3249999</text:p>
          </table:table-cell>
          <table:table-cell/>
          <table:table-cell table:formula="of:=&quot;elif price &lt;=&quot;&amp;[.G38]&amp;&quot;:&quot;" office:value-type="string" office:string-value="elif price &lt;=3249999:" calcext:value-type="string">
            <text:p>elif price &lt;=3249999:</text:p>
          </table:table-cell>
          <table:table-cell table:formula="of:=&quot;url = ',min-price=&quot;&amp;[.D38]&amp;&quot;,max-price=&quot;&amp;[.E38]&amp;&quot;'&quot;" office:value-type="string" office:string-value="url = ',min-price=2.5M,max-price=3.25M'" calcext:value-type="string">
            <text:p>url = ',min-price=2.5M,max-price=3.25M'</text:p>
          </table:table-cell>
        </table:table-row>
        <table:table-row table:style-name="ro1">
          <table:table-cell table:formula="of:=[.A38]+250" office:value-type="float" office:value="2750" calcext:value-type="float">
            <text:p>2750</text:p>
          </table:table-cell>
          <table:table-cell table:formula="of:=[.B38]+250" office:value-type="float" office:value="3500" calcext:value-type="float">
            <text:p>3500</text:p>
          </table:table-cell>
          <table:table-cell/>
          <table:table-cell table:formula="of:=IF([.A39]&gt;=1000;ROUND([.A39]/1000;2)&amp;&quot;M&quot;;([.A39])&amp;&quot;k&quot;)" office:value-type="string" office:string-value="2.75M" calcext:value-type="string">
            <text:p>2.75M</text:p>
          </table:table-cell>
          <table:table-cell table:formula="of:=IF([.B39]&gt;=1000;ROUND([.B39]/1000;2)&amp;&quot;M&quot;;([.B39])&amp;&quot;k&quot;)" office:value-type="string" office:string-value="3.5M" calcext:value-type="string">
            <text:p>3.5M</text:p>
          </table:table-cell>
          <table:table-cell/>
          <table:table-cell table:formula="of:=([.B39]*1000)-1" office:value-type="float" office:value="3499999" calcext:value-type="float">
            <text:p>3499999</text:p>
          </table:table-cell>
          <table:table-cell/>
          <table:table-cell table:formula="of:=&quot;elif price &lt;=&quot;&amp;[.G39]&amp;&quot;:&quot;" office:value-type="string" office:string-value="elif price &lt;=3499999:" calcext:value-type="string">
            <text:p>elif price &lt;=3499999:</text:p>
          </table:table-cell>
          <table:table-cell table:formula="of:=&quot;url = ',min-price=&quot;&amp;[.D39]&amp;&quot;,max-price=&quot;&amp;[.E39]&amp;&quot;'&quot;" office:value-type="string" office:string-value="url = ',min-price=2.75M,max-price=3.5M'" calcext:value-type="string">
            <text:p>url = ',min-price=2.75M,max-price=3.5M'</text:p>
          </table:table-cell>
        </table:table-row>
        <table:table-row table:style-name="ro1">
          <table:table-cell table:formula="of:=[.A39]+25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[.A40]&gt;=1000;ROUND([.A40]/1000;2)&amp;&quot;M&quot;;([.A40])&amp;&quot;k&quot;)" office:value-type="string" office:string-value="3M" calcext:value-type="string">
            <text:p>3M</text:p>
          </table:table-cell>
          <table:table-cell table:formula="of:=IF([.B40]&gt;=1000;ROUND([.B40]/1000;2)&amp;&quot;M&quot;;([.B40])&amp;&quot;k&quot;)" office:value-type="string" office:string-value="4M" calcext:value-type="string">
            <text:p>4M</text:p>
          </table:table-cell>
          <table:table-cell/>
          <table:table-cell table:formula="of:=([.B40]*1000)-1" office:value-type="float" office:value="3999999" calcext:value-type="float">
            <text:p>3999999</text:p>
          </table:table-cell>
          <table:table-cell/>
          <table:table-cell table:formula="of:=&quot;elif price &lt;=&quot;&amp;[.G40]&amp;&quot;:&quot;" office:value-type="string" office:string-value="elif price &lt;=3999999:" calcext:value-type="string">
            <text:p>elif price &lt;=3999999:</text:p>
          </table:table-cell>
          <table:table-cell table:formula="of:=&quot;url = ',min-price=&quot;&amp;[.D40]&amp;&quot;,max-price=&quot;&amp;[.E40]&amp;&quot;'&quot;" office:value-type="string" office:string-value="url = ',min-price=3M,max-price=4M'" calcext:value-type="string">
            <text:p>url = ',min-price=3M,max-price=4M'</text:p>
          </table:table-cell>
        </table:table-row>
        <table:table-row table:style-name="ro1">
          <table:table-cell table:formula="of:=[.A40]+250" office:value-type="float" office:value="3250" calcext:value-type="float">
            <text:p>325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[.A41]&gt;=1000;ROUND([.A41]/1000;2)&amp;&quot;M&quot;;([.A41])&amp;&quot;k&quot;)" office:value-type="string" office:string-value="3.25M" calcext:value-type="string">
            <text:p>3.25M</text:p>
          </table:table-cell>
          <table:table-cell table:formula="of:=IF([.B41]&gt;=1000;ROUND([.B41]/1000;2)&amp;&quot;M&quot;;([.B41])&amp;&quot;k&quot;)" office:value-type="string" office:string-value="4.25M" calcext:value-type="string">
            <text:p>4.25M</text:p>
          </table:table-cell>
          <table:table-cell/>
          <table:table-cell table:formula="of:=([.B41]*1000)-1" office:value-type="float" office:value="4249999" calcext:value-type="float">
            <text:p>4249999</text:p>
          </table:table-cell>
          <table:table-cell/>
          <table:table-cell table:formula="of:=&quot;elif price &lt;=&quot;&amp;[.G41]&amp;&quot;:&quot;" office:value-type="string" office:string-value="elif price &lt;=4249999:" calcext:value-type="string">
            <text:p>elif price &lt;=4249999:</text:p>
          </table:table-cell>
          <table:table-cell table:formula="of:=&quot;url = ',min-price=&quot;&amp;[.D41]&amp;&quot;,max-price=&quot;&amp;[.E41]&amp;&quot;'&quot;" office:value-type="string" office:string-value="url = ',min-price=3.25M,max-price=4.25M'" calcext:value-type="string">
            <text:p>url = ',min-price=3.25M,max-price=4.25M'</text:p>
          </table:table-cell>
        </table:table-row>
        <table:table-row table:style-name="ro1">
          <table:table-cell table:formula="of:=[.A41]+250" office:value-type="float" office:value="3500" calcext:value-type="float">
            <text:p>3500</text:p>
          </table:table-cell>
          <table:table-cell table:formula="of:=[.B41]+250" office:value-type="float" office:value="4500" calcext:value-type="float">
            <text:p>4500</text:p>
          </table:table-cell>
          <table:table-cell/>
          <table:table-cell table:formula="of:=IF([.A42]&gt;=1000;ROUND([.A42]/1000;2)&amp;&quot;M&quot;;([.A42])&amp;&quot;k&quot;)" office:value-type="string" office:string-value="3.5M" calcext:value-type="string">
            <text:p>3.5M</text:p>
          </table:table-cell>
          <table:table-cell table:formula="of:=IF([.B42]&gt;=1000;ROUND([.B42]/1000;2)&amp;&quot;M&quot;;([.B42])&amp;&quot;k&quot;)" office:value-type="string" office:string-value="4.5M" calcext:value-type="string">
            <text:p>4.5M</text:p>
          </table:table-cell>
          <table:table-cell/>
          <table:table-cell table:formula="of:=([.B42]*1000)-1" office:value-type="float" office:value="4499999" calcext:value-type="float">
            <text:p>4499999</text:p>
          </table:table-cell>
          <table:table-cell/>
          <table:table-cell table:formula="of:=&quot;elif price &lt;=&quot;&amp;[.G42]&amp;&quot;:&quot;" office:value-type="string" office:string-value="elif price &lt;=4499999:" calcext:value-type="string">
            <text:p>elif price &lt;=4499999:</text:p>
          </table:table-cell>
          <table:table-cell table:formula="of:=&quot;url = ',min-price=&quot;&amp;[.D42]&amp;&quot;,max-price=&quot;&amp;[.E42]&amp;&quot;'&quot;" office:value-type="string" office:string-value="url = ',min-price=3.5M,max-price=4.5M'" calcext:value-type="string">
            <text:p>url = ',min-price=3.5M,max-price=4.5M'</text:p>
          </table:table-cell>
        </table:table-row>
        <table:table-row table:style-name="ro1">
          <table:table-cell table:formula="of:=[.A42]+250"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[.A43]&gt;=1000;ROUND([.A43]/1000;2)&amp;&quot;M&quot;;([.A43])&amp;&quot;k&quot;)" office:value-type="string" office:string-value="3.75M" calcext:value-type="string">
            <text:p>3.75M</text:p>
          </table:table-cell>
          <table:table-cell table:formula="of:=IF([.B43]&gt;=1000;ROUND([.B43]/1000;2)&amp;&quot;M&quot;;([.B43])&amp;&quot;k&quot;)" office:value-type="string" office:string-value="5M" calcext:value-type="string">
            <text:p>5M</text:p>
          </table:table-cell>
          <table:table-cell/>
          <table:table-cell table:formula="of:=([.B43]*1000)-1" office:value-type="float" office:value="4999999" calcext:value-type="float">
            <text:p>4999999</text:p>
          </table:table-cell>
          <table:table-cell/>
          <table:table-cell table:formula="of:=&quot;elif price &lt;=&quot;&amp;[.G43]&amp;&quot;:&quot;" office:value-type="string" office:string-value="elif price &lt;=4999999:" calcext:value-type="string">
            <text:p>elif price &lt;=4999999:</text:p>
          </table:table-cell>
          <table:table-cell table:formula="of:=&quot;url = ',min-price=&quot;&amp;[.D43]&amp;&quot;,max-price=&quot;&amp;[.E43]&amp;&quot;'&quot;" office:value-type="string" office:string-value="url = ',min-price=3.75M,max-price=5M'" calcext:value-type="string">
            <text:p>url = ',min-price=3.75M,max-price=5M'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4]&gt;=1000;ROUND([.A44]/1000;2)&amp;&quot;M&quot;;([.A44])&amp;&quot;k&quot;)" office:value-type="string" office:string-value="3.75M" calcext:value-type="string">
            <text:p>3.75M</text:p>
          </table:table-cell>
          <table:table-cell table:formula="of:=IF([.B44]&gt;=1000;ROUND([.B44]/1000;2)&amp;&quot;M&quot;;([.B44])&amp;&quot;k&quot;)" office:value-type="string" office:string-value="6M" calcext:value-type="string">
            <text:p>6M</text:p>
          </table:table-cell>
          <table:table-cell/>
          <table:table-cell table:formula="of:=([.B44]*1000)-1" office:value-type="float" office:value="5999999" calcext:value-type="float">
            <text:p>5999999</text:p>
          </table:table-cell>
          <table:table-cell/>
          <table:table-cell table:formula="of:=&quot;elif price &lt;=&quot;&amp;[.G44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4]&amp;&quot;,max-price=&quot;&amp;[.E44]&amp;&quot;'&quot;" office:value-type="string" office:string-value="url = ',min-price=3.75M,max-price=6M'" calcext:value-type="string">
            <text:p>url = ',min-price=3.75M,max-price=6M'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5]&gt;=1000;ROUND([.A45]/1000;2)&amp;&quot;M&quot;;([.A45])&amp;&quot;k&quot;)" office:value-type="string" office:string-value="4M" calcext:value-type="string">
            <text:p>4M</text:p>
          </table:table-cell>
          <table:table-cell table:formula="of:=IF([.B45]&gt;=1000;ROUND([.B45]/1000;2)&amp;&quot;M&quot;;([.B45])&amp;&quot;k&quot;)" office:value-type="string" office:string-value="6M" calcext:value-type="string">
            <text:p>6M</text:p>
          </table:table-cell>
          <table:table-cell/>
          <table:table-cell table:formula="of:=([.B45]*1000)-1" office:value-type="float" office:value="5999999" calcext:value-type="float">
            <text:p>5999999</text:p>
          </table:table-cell>
          <table:table-cell/>
          <table:table-cell table:formula="of:=&quot;elif price &lt;=&quot;&amp;[.G45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5]&amp;&quot;,max-price=&quot;&amp;[.E45]&amp;&quot;'&quot;" office:value-type="string" office:string-value="url = ',min-price=4M,max-price=6M'" calcext:value-type="string">
            <text:p>url = ',min-price=4M,max-price=6M'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6]&gt;=1000;ROUND([.A46]/1000;2)&amp;&quot;M&quot;;([.A46])&amp;&quot;k&quot;)" office:value-type="string" office:string-value="4.25M" calcext:value-type="string">
            <text:p>4.25M</text:p>
          </table:table-cell>
          <table:table-cell table:formula="of:=IF([.B46]&gt;=1000;ROUND([.B46]/1000;2)&amp;&quot;M&quot;;([.B46])&amp;&quot;k&quot;)" office:value-type="string" office:string-value="6M" calcext:value-type="string">
            <text:p>6M</text:p>
          </table:table-cell>
          <table:table-cell/>
          <table:table-cell table:formula="of:=([.B46]*1000)-1" office:value-type="float" office:value="5999999" calcext:value-type="float">
            <text:p>5999999</text:p>
          </table:table-cell>
          <table:table-cell/>
          <table:table-cell table:formula="of:=&quot;elif price &lt;=&quot;&amp;[.G46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6]&amp;&quot;,max-price=&quot;&amp;[.E46]&amp;&quot;'&quot;" office:value-type="string" office:string-value="url = ',min-price=4.25M,max-price=6M'" calcext:value-type="string">
            <text:p>url = ',min-price=4.25M,max-price=6M'</text:p>
          </table:table-cell>
        </table:table-row>
        <table:table-row table:style-name="ro1">
          <table:table-cell table:formula="of:=[.A46]+250"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IF([.A47]&gt;=1000;ROUND([.A47]/1000;2)&amp;&quot;M&quot;;([.A47])&amp;&quot;k&quot;)" office:value-type="string" office:string-value="4.5M" calcext:value-type="string">
            <text:p>4.5M</text:p>
          </table:table-cell>
          <table:table-cell table:formula="of:=IF([.B47]&gt;=1000;ROUND([.B47]/1000;2)&amp;&quot;M&quot;;([.B47])&amp;&quot;k&quot;)" office:value-type="string" office:string-value="7M" calcext:value-type="string">
            <text:p>7M</text:p>
          </table:table-cell>
          <table:table-cell/>
          <table:table-cell table:formula="of:=([.B47]*1000)-1" office:value-type="float" office:value="6999999" calcext:value-type="float">
            <text:p>6999999</text:p>
          </table:table-cell>
          <table:table-cell/>
          <table:table-cell table:formula="of:=&quot;elif price &lt;=&quot;&amp;[.G47]&amp;&quot;:&quot;" office:value-type="string" office:string-value="elif price &lt;=6999999:" calcext:value-type="string">
            <text:p>elif price &lt;=6999999:</text:p>
          </table:table-cell>
          <table:table-cell table:formula="of:=&quot;url = ',min-price=&quot;&amp;[.D47]&amp;&quot;,max-price=&quot;&amp;[.E47]&amp;&quot;'&quot;" office:value-type="string" office:string-value="url = ',min-price=4.5M,max-price=7M'" calcext:value-type="string">
            <text:p>url = ',min-price=4.5M,max-price=7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IF([.A48]&gt;=1000;ROUND([.A48]/1000;2)&amp;&quot;M&quot;;([.A48])&amp;&quot;k&quot;)" office:value-type="string" office:string-value="5M" calcext:value-type="string">
            <text:p>5M</text:p>
          </table:table-cell>
          <table:table-cell table:formula="of:=IF([.B48]&gt;=1000;ROUND([.B48]/1000;2)&amp;&quot;M&quot;;([.B48])&amp;&quot;k&quot;)" office:value-type="string" office:string-value="9M" calcext:value-type="string">
            <text:p>9M</text:p>
          </table:table-cell>
          <table:table-cell/>
          <table:table-cell table:formula="of:=([.B48]*1000)-1" office:value-type="float" office:value="8999999" calcext:value-type="float">
            <text:p>8999999</text:p>
          </table:table-cell>
          <table:table-cell/>
          <table:table-cell table:formula="of:=&quot;elif price &lt;=&quot;&amp;[.G48]&amp;&quot;:&quot;" office:value-type="string" office:string-value="elif price &lt;=8999999:" calcext:value-type="string">
            <text:p>elif price &lt;=8999999:</text:p>
          </table:table-cell>
          <table:table-cell table:formula="of:=&quot;url = ',min-price=&quot;&amp;[.D48]&amp;&quot;,max-price=&quot;&amp;[.E48]&amp;&quot;'&quot;" office:value-type="string" office:string-value="url = ',min-price=5M,max-price=9M'" calcext:value-type="string">
            <text:p>url = ',min-price=5M,max-price=9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IF([.A49]&gt;=1000;ROUND([.A49]/1000;2)&amp;&quot;M&quot;;([.A49])&amp;&quot;k&quot;)" office:value-type="string" office:string-value="5M" calcext:value-type="string">
            <text:p>5M</text:p>
          </table:table-cell>
          <table:table-cell table:number-columns-repeated="4"/>
          <table:table-cell table:formula="of:=&quot;elif price &lt;=&quot;&amp;[.G49]&amp;&quot;:&quot;" office:value-type="string" office:string-value="elif price &lt;=:" calcext:value-type="string">
            <text:p>elif price &lt;=:</text:p>
          </table:table-cell>
          <table:table-cell table:formula="of:=&quot;url = ',min-price=&quot;&amp;[.D49]&amp;&quot;'&quot;" office:value-type="string" office:string-value="url = ',min-price=5M'" calcext:value-type="string">
            <text:p>url = ',min-price=5M'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A50]&gt;=1000;ROUND([.A50]/1000;2)&amp;&quot;M&quot;;([.A50])&amp;&quot;k&quot;)" office:value-type="string" office:string-value="6M" calcext:value-type="string">
            <text:p>6M</text:p>
          </table:table-cell>
          <table:table-cell table:number-columns-repeated="4"/>
          <table:table-cell table:formula="of:=&quot;elif price &lt;=&quot;&amp;[.G50]&amp;&quot;:&quot;" office:value-type="string" office:string-value="elif price &lt;=:" calcext:value-type="string">
            <text:p>elif price &lt;=:</text:p>
          </table:table-cell>
          <table:table-cell table:formula="of:=&quot;url = ',min-price=&quot;&amp;[.D50]&amp;&quot;'&quot;" office:value-type="string" office:string-value="url = ',min-price=6M'" calcext:value-type="string">
            <text:p>url = ',min-price=6M'</text:p>
          </table:table-cell>
        </table:table-row>
        <table:table-row table:style-name="ro1">
          <table:table-cell table:number-columns-repeated="3"/>
          <table:table-cell table:formula="of:=IF([.A51]&gt;=1000;ROUND([.A51]/1000;2)&amp;&quot;M&quot;;([.A51])&amp;&quot;k&quot;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IF([.A52]&gt;=1000;ROUND([.A52]/1000;2)&amp;&quot;M&quot;;([.A52])&amp;&quot;k&quot;)" office:value-type="string" office:string-value="k" calcext:value-type="string">
            <text:p>k</text:p>
          </table:table-cell>
          <table:table-cell table:number-columns-repeated="6"/>
        </table:table-row>
      </table:table>
      <table:table table:name="sqft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ROUND(([.$B2]+[.$A2])/2.2;-2)" office:value-type="float" office:value="200" calcext:value-type="float">
            <text:p>200</text:p>
          </table:table-cell>
          <table:table-cell table:formula="of:=ROUND(([.$B2]+[.$A2])*0.575;-2)" office:value-type="float" office:value="200" calcext:value-type="float">
            <text:p>200</text:p>
          </table:table-cell>
          <table:table-cell/>
          <table:table-cell table:formula="of:=ROUNDDOWN([.D2]/250)*25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f sqft &lt;=&quot;&amp;[.B2]&amp;&quot;:&quot;" office:value-type="string" office:string-value="if sqft &lt;=350:" calcext:value-type="string">
            <text:p>if sqft &lt;=350:</text:p>
          </table:table-cell>
          <table:table-cell table:formula="of:=&quot;url = ',max-sqft=&quot;&amp;[.H2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2]"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ROUND(([.$B3]+[.$A3])/2.2;-2)" office:value-type="float" office:value="400" calcext:value-type="float">
            <text:p>400</text:p>
          </table:table-cell>
          <table:table-cell table:formula="of:=ROUND(([.$B3]+[.$A3])*0.575;-2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3]/250)*250" office:value-type="float" office:value="500" calcext:value-type="float">
            <text:p>500</text:p>
          </table:table-cell>
          <table:table-cell/>
          <table:table-cell table:formula="of:=&quot;elif sqft &lt;=&quot;&amp;[.B3]&amp;&quot;:&quot;" office:value-type="string" office:string-value="elif sqft &lt;=550:" calcext:value-type="string">
            <text:p>elif sqft &lt;=550:</text:p>
          </table:table-cell>
          <table:table-cell table:formula="of:=&quot;url = ',max-sqft=&quot;&amp;[.H3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3]"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ROUND(([.$B4]+[.$A4])/2.2;-2)" office:value-type="float" office:value="500" calcext:value-type="float">
            <text:p>500</text:p>
          </table:table-cell>
          <table:table-cell table:formula="of:=ROUND(([.$B4]+[.$A4])*0.575;-2)" office:value-type="float" office:value="700" calcext:value-type="float">
            <text:p>700</text:p>
          </table:table-cell>
          <table:table-cell/>
          <table:table-cell table:formula="of:=ROUNDDOWN([.D4]/250)*250" office:value-type="float" office:value="500" calcext:value-type="float">
            <text:p>500</text:p>
          </table:table-cell>
          <table:table-cell table:formula="of:=ROUND([.E4]/250)*250" office:value-type="float" office:value="750" calcext:value-type="float">
            <text:p>750</text:p>
          </table:table-cell>
          <table:table-cell/>
          <table:table-cell table:formula="of:=&quot;elif sqft &lt;=&quot;&amp;[.B4]&amp;&quot;:&quot;" office:value-type="string" office:string-value="elif sqft &lt;=650:" calcext:value-type="string">
            <text:p>elif sqft &lt;=650:</text:p>
          </table:table-cell>
          <table:table-cell table:formula="of:=&quot;url = ',min-sqft=&quot;&amp;[.G4]&amp;&quot;,max-sqft=&quot;&amp;[.H4]&amp;&quot;'&quot;" office:value-type="string" office:string-value="url = ',min-sqft=500,max-sqft=750'" calcext:value-type="string">
            <text:p>url = ',min-sqft=500,max-sqft=750'</text:p>
          </table:table-cell>
          <table:table-cell table:number-columns-repeated="9"/>
        </table:table-row>
        <table:table-row table:style-name="ro1">
          <table:table-cell table:formula="of:=[.B4]" office:value-type="float" office:value="650" calcext:value-type="float">
            <text:p>65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ROUND(([.$B5]+[.$A5])/2.2;-2)" office:value-type="float" office:value="700" calcext:value-type="float">
            <text:p>700</text:p>
          </table:table-cell>
          <table:table-cell table:formula="of:=ROUND(([.$B5]+[.$A5])*0.575;-2)" office:value-type="float" office:value="900" calcext:value-type="float">
            <text:p>900</text:p>
          </table:table-cell>
          <table:table-cell/>
          <table:table-cell table:formula="of:=ROUNDDOWN([.D5]/250)*250" office:value-type="float" office:value="500" calcext:value-type="float">
            <text:p>500</text:p>
          </table:table-cell>
          <table:table-cell table:formula="of:=ROUND([.E5]/250)*250" office:value-type="float" office:value="1000" calcext:value-type="float">
            <text:p>1000</text:p>
          </table:table-cell>
          <table:table-cell/>
          <table:table-cell table:formula="of:=&quot;elif sqft &lt;=&quot;&amp;[.B5]&amp;&quot;:&quot;" office:value-type="string" office:string-value="elif sqft &lt;=850:" calcext:value-type="string">
            <text:p>elif sqft &lt;=850:</text:p>
          </table:table-cell>
          <table:table-cell table:formula="of:=&quot;url = ',min-sqft=&quot;&amp;[.G5]&amp;&quot;,max-sqft=&quot;&amp;[.H5]&amp;&quot;'&quot;" office:value-type="string" office:string-value="url = ',min-sqft=500,max-sqft=1000'" calcext:value-type="string">
            <text:p>url = ',min-sqft=500,max-sqft=1000'</text:p>
          </table:table-cell>
          <table:table-cell table:number-columns-repeated="9"/>
        </table:table-row>
        <table:table-row table:style-name="ro1">
          <table:table-cell table:formula="of:=[.B5]"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ROUND(([.$B6]+[.$A6])/2.2;-2)" office:value-type="float" office:value="800" calcext:value-type="float">
            <text:p>800</text:p>
          </table:table-cell>
          <table:table-cell table:formula="of:=ROUND(([.$B6]+[.$A6])*0.575;-2)" office:value-type="float" office:value="1000" calcext:value-type="float">
            <text:p>1000</text:p>
          </table:table-cell>
          <table:table-cell/>
          <table:table-cell table:formula="of:=ROUNDDOWN([.D6]/250)*250" office:value-type="float" office:value="750" calcext:value-type="float">
            <text:p>750</text:p>
          </table:table-cell>
          <table:table-cell table:formula="of:=ROUND([.E6]/250)*250" office:value-type="float" office:value="1000" calcext:value-type="float">
            <text:p>1000</text:p>
          </table:table-cell>
          <table:table-cell/>
          <table:table-cell table:formula="of:=&quot;elif sqft &lt;=&quot;&amp;[.B6]&amp;&quot;:&quot;" office:value-type="string" office:string-value="elif sqft &lt;=950:" calcext:value-type="string">
            <text:p>elif sqft &lt;=950:</text:p>
          </table:table-cell>
          <table:table-cell table:formula="of:=&quot;url = ',min-sqft=&quot;&amp;[.G6]&amp;&quot;,max-sqft=&quot;&amp;[.H6]&amp;&quot;'&quot;" office:value-type="string" office:string-value="url = ',min-sqft=750,max-sqft=1000'" calcext:value-type="string">
            <text:p>url = ',min-sqft=750,max-sqft=1000'</text:p>
          </table:table-cell>
          <table:table-cell table:number-columns-repeated="9"/>
        </table:table-row>
        <table:table-row table:style-name="ro1">
          <table:table-cell table:formula="of:=[.B6]"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ROUND(([.$B7]+[.$A7])/2.2;-2)" office:value-type="float" office:value="900" calcext:value-type="float">
            <text:p>900</text:p>
          </table:table-cell>
          <table:table-cell table:formula="of:=ROUND(([.$B7]+[.$A7])*0.575;-2)" office:value-type="float" office:value="1200" calcext:value-type="float">
            <text:p>1200</text:p>
          </table:table-cell>
          <table:table-cell/>
          <table:table-cell table:formula="of:=ROUNDDOWN([.D7]/250)*250" office:value-type="float" office:value="750" calcext:value-type="float">
            <text:p>750</text:p>
          </table:table-cell>
          <table:table-cell table:formula="of:=ROUND([.E7]/250)*250" office:value-type="float" office:value="1250" calcext:value-type="float">
            <text:p>1250</text:p>
          </table:table-cell>
          <table:table-cell/>
          <table:table-cell table:formula="of:=&quot;elif sqft &lt;=&quot;&amp;[.B7]&amp;&quot;:&quot;" office:value-type="string" office:string-value="elif sqft &lt;=1100:" calcext:value-type="string">
            <text:p>elif sqft &lt;=1100:</text:p>
          </table:table-cell>
          <table:table-cell table:formula="of:=&quot;url = ',min-sqft=&quot;&amp;[.G7]&amp;&quot;,max-sqft=&quot;&amp;[.H7]&amp;&quot;'&quot;" office:value-type="string" office:string-value="url = ',min-sqft=750,max-sqft=1250'" calcext:value-type="string">
            <text:p>url = ',min-sqft=750,max-sqft=1250'</text:p>
          </table:table-cell>
          <table:table-cell table:number-columns-repeated="9"/>
        </table:table-row>
        <table:table-row table:style-name="ro1">
          <table:table-cell table:formula="of:=[.B7]"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ROUND(([.$B8]+[.$A8])/2.2;-2)" office:value-type="float" office:value="1100" calcext:value-type="float">
            <text:p>1100</text:p>
          </table:table-cell>
          <table:table-cell table:formula="of:=ROUND(([.$B8]+[.$A8])*0.575;-2)" office:value-type="float" office:value="1400" calcext:value-type="float">
            <text:p>1400</text:p>
          </table:table-cell>
          <table:table-cell/>
          <table:table-cell table:formula="of:=ROUNDDOWN([.D8]/250)*250" office:value-type="float" office:value="1000" calcext:value-type="float">
            <text:p>1000</text:p>
          </table:table-cell>
          <table:table-cell table:formula="of:=ROUND([.E8]/250)*250" office:value-type="float" office:value="1500" calcext:value-type="float">
            <text:p>1500</text:p>
          </table:table-cell>
          <table:table-cell/>
          <table:table-cell table:formula="of:=&quot;elif sqft &lt;=&quot;&amp;[.B8]&amp;&quot;:&quot;" office:value-type="string" office:string-value="elif sqft &lt;=1300:" calcext:value-type="string">
            <text:p>elif sqft &lt;=1300:</text:p>
          </table:table-cell>
          <table:table-cell table:formula="of:=&quot;url = ',min-sqft=&quot;&amp;[.G8]&amp;&quot;,max-sqft=&quot;&amp;[.H8]&amp;&quot;'&quot;" office:value-type="string" office:string-value="url = ',min-sqft=1000,max-sqft=1500'" calcext:value-type="string">
            <text:p>url = ',min-sqft=1000,max-sqft=1500'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ROUND(([.$B9]+[.$A9])/2.2;-2)" office:value-type="float" office:value="1300" calcext:value-type="float">
            <text:p>1300</text:p>
          </table:table-cell>
          <table:table-cell table:formula="of:=ROUND(([.$B9]+[.$A9])*0.575;-2)" office:value-type="float" office:value="1700" calcext:value-type="float">
            <text:p>1700</text:p>
          </table:table-cell>
          <table:table-cell/>
          <table:table-cell table:formula="of:=ROUNDDOWN([.D9]/250)*250" office:value-type="float" office:value="1250" calcext:value-type="float">
            <text:p>1250</text:p>
          </table:table-cell>
          <table:table-cell table:formula="of:=ROUND([.E9]/250)*250" office:value-type="float" office:value="1750" calcext:value-type="float">
            <text:p>1750</text:p>
          </table:table-cell>
          <table:table-cell/>
          <table:table-cell table:formula="of:=&quot;elif sqft &lt;=&quot;&amp;[.B9]&amp;&quot;:&quot;" office:value-type="string" office:string-value="elif sqft &lt;=1600:" calcext:value-type="string">
            <text:p>elif sqft &lt;=1600:</text:p>
          </table:table-cell>
          <table:table-cell table:formula="of:=&quot;url = ',min-sqft=&quot;&amp;[.G9]&amp;&quot;,max-sqft=&quot;&amp;[.H9]&amp;&quot;'&quot;" office:value-type="string" office:string-value="url = ',min-sqft=1250,max-sqft=1750'" calcext:value-type="string">
            <text:p>url = ',min-sqft=1250,max-sqft=1750'</text:p>
          </table:table-cell>
          <table:table-cell table:number-columns-repeated="9"/>
        </table:table-row>
        <table:table-row table:style-name="ro1">
          <table:table-cell table:formula="of:=[.B9]"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ROUND(([.$B10]+[.$A10])/2.2;-2)" office:value-type="float" office:value="1500" calcext:value-type="float">
            <text:p>1500</text:p>
          </table:table-cell>
          <table:table-cell table:formula="of:=ROUND(([.$B10]+[.$A10])*0.575;-2)" office:value-type="float" office:value="2000" calcext:value-type="float">
            <text:p>2000</text:p>
          </table:table-cell>
          <table:table-cell/>
          <table:table-cell table:formula="of:=ROUNDDOWN([.D10]/250)*250" office:value-type="float" office:value="1500" calcext:value-type="float">
            <text:p>1500</text:p>
          </table:table-cell>
          <table:table-cell table:formula="of:=ROUND([.E10]/250)*250" office:value-type="float" office:value="2000" calcext:value-type="float">
            <text:p>2000</text:p>
          </table:table-cell>
          <table:table-cell/>
          <table:table-cell table:formula="of:=&quot;elif sqft &lt;=&quot;&amp;[.B10]&amp;&quot;:&quot;" office:value-type="string" office:string-value="elif sqft &lt;=1800:" calcext:value-type="string">
            <text:p>elif sqft &lt;=1800:</text:p>
          </table:table-cell>
          <table:table-cell table:formula="of:=&quot;url = ',min-sqft=&quot;&amp;[.G10]&amp;&quot;,max-sqft=&quot;&amp;[.H10]&amp;&quot;'&quot;" office:value-type="string" office:string-value="url = ',min-sqft=1500,max-sqft=2000'" calcext:value-type="string">
            <text:p>url = ',min-sqft=1500,max-sqft=2000'</text:p>
          </table:table-cell>
          <table:table-cell table:number-columns-repeated="9"/>
        </table:table-row>
        <table:table-row table:style-name="ro1">
          <table:table-cell table:formula="of:=[.B10]"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ROUND(([.$B11]+[.$A11])/2.2;-2)" office:value-type="float" office:value="1700" calcext:value-type="float">
            <text:p>1700</text:p>
          </table:table-cell>
          <table:table-cell table:formula="of:=ROUND(([.$B11]+[.$A11])*0.575;-2)" office:value-type="float" office:value="2200" calcext:value-type="float">
            <text:p>2200</text:p>
          </table:table-cell>
          <table:table-cell/>
          <table:table-cell table:formula="of:=ROUNDDOWN([.D11]/250)*250" office:value-type="float" office:value="1500" calcext:value-type="float">
            <text:p>1500</text:p>
          </table:table-cell>
          <table:table-cell table:formula="of:=ROUND([.E11]/250)*250" office:value-type="float" office:value="2250" calcext:value-type="float">
            <text:p>2250</text:p>
          </table:table-cell>
          <table:table-cell/>
          <table:table-cell table:formula="of:=&quot;elif sqft &lt;=&quot;&amp;[.B11]&amp;&quot;:&quot;" office:value-type="string" office:string-value="elif sqft &lt;=2000:" calcext:value-type="string">
            <text:p>elif sqft &lt;=2000:</text:p>
          </table:table-cell>
          <table:table-cell table:formula="of:=&quot;url = ',min-sqft=&quot;&amp;[.G11]&amp;&quot;,max-sqft=&quot;&amp;[.H11]&amp;&quot;'&quot;" office:value-type="string" office:string-value="url = ',min-sqft=1500,max-sqft=2250'" calcext:value-type="string">
            <text:p>url = ',min-sqft=1500,max-sqft=2250'</text:p>
          </table:table-cell>
          <table:table-cell table:number-columns-repeated="9"/>
        </table:table-row>
        <table:table-row table:style-name="ro1">
          <table:table-cell table:formula="of:=[.B11]"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ROUND(([.$B12]+[.$A12])/2.2;-2)" office:value-type="float" office:value="1900" calcext:value-type="float">
            <text:p>1900</text:p>
          </table:table-cell>
          <table:table-cell table:formula="of:=ROUND(([.$B12]+[.$A12])*0.575;-2)" office:value-type="float" office:value="2400" calcext:value-type="float">
            <text:p>2400</text:p>
          </table:table-cell>
          <table:table-cell/>
          <table:table-cell table:formula="of:=ROUNDDOWN([.D12]/250)*250" office:value-type="float" office:value="1750" calcext:value-type="float">
            <text:p>1750</text:p>
          </table:table-cell>
          <table:table-cell table:formula="of:=ROUND([.E12]/250)*250" office:value-type="float" office:value="2500" calcext:value-type="float">
            <text:p>2500</text:p>
          </table:table-cell>
          <table:table-cell/>
          <table:table-cell table:formula="of:=&quot;elif sqft &lt;=&quot;&amp;[.B12]&amp;&quot;:&quot;" office:value-type="string" office:string-value="elif sqft &lt;=2200:" calcext:value-type="string">
            <text:p>elif sqft &lt;=2200:</text:p>
          </table:table-cell>
          <table:table-cell table:formula="of:=&quot;url = ',min-sqft=&quot;&amp;[.G12]&amp;&quot;,max-sqft=&quot;&amp;[.H12]&amp;&quot;'&quot;" office:value-type="string" office:string-value="url = ',min-sqft=1750,max-sqft=2500'" calcext:value-type="string">
            <text:p>url = ',min-sqft=1750,max-sqft=2500'</text:p>
          </table:table-cell>
          <table:table-cell table:number-columns-repeated="9"/>
        </table:table-row>
        <table:table-row table:style-name="ro1">
          <table:table-cell table:formula="of:=[.B12]"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ROUND(([.$B13]+[.$A13])/2.2;-2)" office:value-type="float" office:value="2100" calcext:value-type="float">
            <text:p>2100</text:p>
          </table:table-cell>
          <table:table-cell table:formula="of:=ROUND(([.$B13]+[.$A13])*0.575;-2)" office:value-type="float" office:value="2700" calcext:value-type="float">
            <text:p>2700</text:p>
          </table:table-cell>
          <table:table-cell/>
          <table:table-cell table:formula="of:=ROUNDDOWN([.D13]/250)*250" office:value-type="float" office:value="2000" calcext:value-type="float">
            <text:p>2000</text:p>
          </table:table-cell>
          <table:table-cell table:formula="of:=ROUND([.E13]/250)*250" office:value-type="float" office:value="2750" calcext:value-type="float">
            <text:p>2750</text:p>
          </table:table-cell>
          <table:table-cell/>
          <table:table-cell table:formula="of:=&quot;elif sqft &lt;=&quot;&amp;[.B13]&amp;&quot;:&quot;" office:value-type="string" office:string-value="elif sqft &lt;=2500:" calcext:value-type="string">
            <text:p>elif sqft &lt;=2500:</text:p>
          </table:table-cell>
          <table:table-cell table:formula="of:=&quot;url = ',min-sqft=&quot;&amp;[.G13]&amp;&quot;,max-sqft=&quot;&amp;[.H13]&amp;&quot;'&quot;" office:value-type="string" office:string-value="url = ',min-sqft=2000,max-sqft=2750'" calcext:value-type="string">
            <text:p>url = ',min-sqft=2000,max-sqft=2750'</text:p>
          </table:table-cell>
          <table:table-cell table:number-columns-repeated="9"/>
        </table:table-row>
        <table:table-row table:style-name="ro1">
          <table:table-cell table:formula="of:=[.B13]"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ROUND(([.$B14]+[.$A14])/2.2;-2)" office:value-type="float" office:value="2400" calcext:value-type="float">
            <text:p>2400</text:p>
          </table:table-cell>
          <table:table-cell table:formula="of:=ROUND(([.$B14]+[.$A14])*0.575;-2)" office:value-type="float" office:value="3000" calcext:value-type="float">
            <text:p>3000</text:p>
          </table:table-cell>
          <table:table-cell/>
          <table:table-cell table:formula="of:=ROUNDDOWN([.D14]/250)*250" office:value-type="float" office:value="2250" calcext:value-type="float">
            <text:p>2250</text:p>
          </table:table-cell>
          <table:table-cell table:formula="of:=ROUND([.E14]/500)*500" office:value-type="float" office:value="3000" calcext:value-type="float">
            <text:p>3000</text:p>
          </table:table-cell>
          <table:table-cell/>
          <table:table-cell table:formula="of:=&quot;elif sqft &lt;=&quot;&amp;[.B14]&amp;&quot;:&quot;" office:value-type="string" office:string-value="elif sqft &lt;=2750:" calcext:value-type="string">
            <text:p>elif sqft &lt;=2750:</text:p>
          </table:table-cell>
          <table:table-cell table:formula="of:=&quot;url = ',min-sqft=&quot;&amp;[.G14]&amp;&quot;,max-sqft=&quot;&amp;[.H14]&amp;&quot;'&quot;" office:value-type="string" office:string-value="url = ',min-sqft=2250,max-sqft=3000'" calcext:value-type="string">
            <text:p>url = ',min-sqft=2250,max-sqft=3000'</text:p>
          </table:table-cell>
          <table:table-cell table:number-columns-repeated="9"/>
        </table:table-row>
        <table:table-row table:style-name="ro1">
          <table:table-cell table:formula="of:=[.B14]"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ROUND(([.$B15]+[.$A15])/2.2;-2)" office:value-type="float" office:value="2600" calcext:value-type="float">
            <text:p>2600</text:p>
          </table:table-cell>
          <table:table-cell table:formula="of:=ROUND(([.$B15]+[.$A15])*0.575;-2)" office:value-type="float" office:value="3300" calcext:value-type="float">
            <text:p>3300</text:p>
          </table:table-cell>
          <table:table-cell/>
          <table:table-cell table:formula="of:=ROUNDDOWN([.D15]/250)*250" office:value-type="float" office:value="2500" calcext:value-type="float">
            <text:p>2500</text:p>
          </table:table-cell>
          <table:table-cell table:formula="of:=ROUND([.E15]/500)*500" office:value-type="float" office:value="3500" calcext:value-type="float">
            <text:p>3500</text:p>
          </table:table-cell>
          <table:table-cell/>
          <table:table-cell table:formula="of:=&quot;elif sqft &lt;=&quot;&amp;[.B15]&amp;&quot;:&quot;" office:value-type="string" office:string-value="elif sqft &lt;=3000:" calcext:value-type="string">
            <text:p>elif sqft &lt;=3000:</text:p>
          </table:table-cell>
          <table:table-cell table:formula="of:=&quot;url = ',min-sqft=&quot;&amp;[.G15]&amp;&quot;,max-sqft=&quot;&amp;[.H15]&amp;&quot;'&quot;" office:value-type="string" office:string-value="url = ',min-sqft=2500,max-sqft=3500'" calcext:value-type="string">
            <text:p>url = ',min-sqft=2500,max-sqft=3500'</text:p>
          </table:table-cell>
          <table:table-cell table:number-columns-repeated="9"/>
        </table:table-row>
        <table:table-row table:style-name="ro1">
          <table:table-cell table:formula="of:=[.B15]"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ROUND(([.$B16]+[.$A16])/2.2;-2)" office:value-type="float" office:value="3000" calcext:value-type="float">
            <text:p>3000</text:p>
          </table:table-cell>
          <table:table-cell table:formula="of:=ROUND(([.$B16]+[.$A16])*0.575;-2)" office:value-type="float" office:value="3700" calcext:value-type="float">
            <text:p>3700</text:p>
          </table:table-cell>
          <table:table-cell/>
          <table:table-cell table:formula="of:=ROUNDDOWN([.D16]/500)*50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&quot;elif sqft &lt;=&quot;&amp;[.B16]&amp;&quot;:&quot;" office:value-type="string" office:string-value="elif sqft &lt;=3500:" calcext:value-type="string">
            <text:p>elif sqft &lt;=3500:</text:p>
          </table:table-cell>
          <table:table-cell table:formula="of:=&quot;url = ',min-sqft=&quot;&amp;[.G16]&amp;&quot;,max-sqft=&quot;&amp;[.H16]&amp;&quot;'&quot;" office:value-type="string" office:string-value="url = ',min-sqft=3000,max-sqft=4000'" calcext:value-type="string">
            <text:p>url = ',min-sqft=3000,max-sqft=4000'</text:p>
          </table:table-cell>
          <table:table-cell table:number-columns-repeated="9"/>
        </table:table-row>
        <table:table-row table:style-name="ro1">
          <table:table-cell table:formula="of:=[.B16]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ROUND(([.$B17]+[.$A17])/2.2;-2)" office:value-type="float" office:value="3400" calcext:value-type="float">
            <text:p>3400</text:p>
          </table:table-cell>
          <table:table-cell table:formula="of:=ROUND(([.$B17]+[.$A17])*0.575;-2)" office:value-type="float" office:value="4300" calcext:value-type="float">
            <text:p>4300</text:p>
          </table:table-cell>
          <table:table-cell/>
          <table:table-cell table:formula="of:=ROUNDDOWN([.D17]/500)*500" office:value-type="float" office:value="3000" calcext:value-type="float">
            <text:p>3000</text:p>
          </table:table-cell>
          <table:table-cell table:formula="of:=ROUND([.E17]/500)*500" office:value-type="float" office:value="4500" calcext:value-type="float">
            <text:p>4500</text:p>
          </table:table-cell>
          <table:table-cell/>
          <table:table-cell table:formula="of:=&quot;elif sqft &lt;=&quot;&amp;[.B17]&amp;&quot;:&quot;" office:value-type="string" office:string-value="elif sqft &lt;=4000:" calcext:value-type="string">
            <text:p>elif sqft &lt;=4000:</text:p>
          </table:table-cell>
          <table:table-cell table:formula="of:=&quot;url = ',min-sqft=&quot;&amp;[.G17]&amp;&quot;,max-sqft=&quot;&amp;[.H17]&amp;&quot;'&quot;" office:value-type="string" office:string-value="url = ',min-sqft=3000,max-sqft=4500'" calcext:value-type="string">
            <text:p>url = ',min-sqft=3000,max-sqft=4500'</text:p>
          </table:table-cell>
          <table:table-cell table:number-columns-repeated="9"/>
        </table:table-row>
        <table:table-row table:style-name="ro1">
          <table:table-cell table:formula="of:=[.B17]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ROUND(([.$B18]+[.$A18])/2.2;-2)" office:value-type="float" office:value="4100" calcext:value-type="float">
            <text:p>4100</text:p>
          </table:table-cell>
          <table:table-cell table:formula="of:=ROUND(([.$B18]+[.$A18])*0.575;-2)" office:value-type="float" office:value="5200" calcext:value-type="float">
            <text:p>52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ROUND([.E18]/500)*500" office:value-type="float" office:value="5000" calcext:value-type="float">
            <text:p>5000</text:p>
          </table:table-cell>
          <table:table-cell/>
          <table:table-cell table:formula="of:=&quot;elif sqft &lt;=&quot;&amp;[.B18]&amp;&quot;:&quot;" office:value-type="string" office:string-value="elif sqft &lt;=5000:" calcext:value-type="string">
            <text:p>elif sqft &lt;=5000:</text:p>
          </table:table-cell>
          <table:table-cell table:formula="of:=&quot;url = ',min-sqft=&quot;&amp;[.G18]&amp;&quot;,max-sqft=&quot;&amp;[.H18]&amp;&quot;'&quot;" office:value-type="string" office:string-value="url = ',min-sqft=3500,max-sqft=5000'" calcext:value-type="string">
            <text:p>url = ',min-sqft=3500,max-sqft=5000'</text:p>
          </table:table-cell>
          <table:table-cell table:number-columns-repeated="9"/>
        </table:table-row>
        <table:table-row table:style-name="ro1">
          <table:table-cell table:formula="of:=[.B18]"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ROUND(([.$B19]+[.$A19])/2.2;-2)" office:value-type="float" office:value="4800" calcext:value-type="float">
            <text:p>4800</text:p>
          </table:table-cell>
          <table:table-cell table:formula="of:=ROUND(([.$B19]+[.$A19])*0.575;-2)" office:value-type="float" office:value="6000" calcext:value-type="float">
            <text:p>6000</text:p>
          </table:table-cell>
          <table:table-cell/>
          <table:table-cell table:formula="of:=ROUNDDOWN([.D19]/500)*500" office:value-type="float" office:value="4500" calcext:value-type="float">
            <text:p>4500</text:p>
          </table:table-cell>
          <table:table-cell table:formula="of:=ROUND([.E19]/2500)*2500" office:value-type="float" office:value="5000" calcext:value-type="float">
            <text:p>5000</text:p>
          </table:table-cell>
          <table:table-cell/>
          <table:table-cell table:formula="of:=&quot;elif sqft &lt;=&quot;&amp;[.B19]&amp;&quot;:&quot;" office:value-type="string" office:string-value="elif sqft &lt;=5500:" calcext:value-type="string">
            <text:p>elif sqft &lt;=5500:</text:p>
          </table:table-cell>
          <table:table-cell table:formula="of:=&quot;url = ',min-sqft=&quot;&amp;[.G19]&amp;&quot;,max-sqft=&quot;&amp;[.H19]&amp;&quot;'&quot;" office:value-type="string" office:string-value="url = ',min-sqft=4500,max-sqft=5000'" calcext:value-type="string">
            <text:p>url = ',min-sqft=4500,max-sqft=5000'</text:p>
          </table:table-cell>
          <table:table-cell table:number-columns-repeated="9"/>
        </table:table-row>
        <table:table-row table:style-name="ro1">
          <table:table-cell table:formula="of:=[.B19]"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ROUND(([.$B20]+[.$A20])/2.2;-2)" office:value-type="float" office:value="5200" calcext:value-type="float">
            <text:p>5200</text:p>
          </table:table-cell>
          <table:table-cell table:formula="of:=ROUND(([.$B20]+[.$A20])*0.575;-2)" office:value-type="float" office:value="6600" calcext:value-type="float">
            <text:p>6600</text:p>
          </table:table-cell>
          <table:table-cell/>
          <table:table-cell table:formula="of:=ROUNDDOWN([.D20]/500)*500" office:value-type="float" office:value="5000" calcext:value-type="float">
            <text:p>5000</text:p>
          </table:table-cell>
          <table:table-cell table:formula="of:=ROUND([.E20]/2500)*2500" office:value-type="float" office:value="7500" calcext:value-type="float">
            <text:p>7500</text:p>
          </table:table-cell>
          <table:table-cell/>
          <table:table-cell table:formula="of:=&quot;elif sqft &lt;=&quot;&amp;[.B20]&amp;&quot;:&quot;" office:value-type="string" office:string-value="elif sqft &lt;=6000:" calcext:value-type="string">
            <text:p>elif sqft &lt;=6000:</text:p>
          </table:table-cell>
          <table:table-cell table:formula="of:=&quot;url = ',min-sqft=&quot;&amp;[.G20]&amp;&quot;,max-sqft=&quot;&amp;[.H20]&amp;&quot;'&quot;" office:value-type="string" office:string-value="url = ',min-sqft=5000,max-sqft=7500'" calcext:value-type="string">
            <text:p>url = ',min-sqft=5000,max-sqft=7500'</text:p>
          </table:table-cell>
          <table:table-cell table:number-columns-repeated="9"/>
        </table:table-row>
        <table:table-row table:style-name="ro1">
          <table:table-cell table:formula="of:=[.B20]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ROUND(([.$B21]+[.$A21])/2.2;-2)" office:value-type="float" office:value="7300" calcext:value-type="float">
            <text:p>7300</text:p>
          </table:table-cell>
          <table:table-cell table:formula="of:=ROUND(([.$B21]+[.$A21])*0.575;-2)" office:value-type="float" office:value="9200" calcext:value-type="float">
            <text:p>9200</text:p>
          </table:table-cell>
          <table:table-cell/>
          <table:table-cell table:formula="of:=ROUND([.D21]/2500)*2500" office:value-type="float" office:value="7500" calcext:value-type="float">
            <text:p>7500</text:p>
          </table:table-cell>
          <table:table-cell table:formula="of:=ROUND([.E21]/2500)*2500" office:value-type="float" office:value="10000" calcext:value-type="float">
            <text:p>10000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sqft=&quot;&amp;[.G21]&amp;&quot;'&quot;" office:value-type="string" office:string-value="url = ',min-sqft=7500'" calcext:value-type="string">
            <text:p>url = ',min-sqft=7500'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9"/>
        </table:table-row>
      </table:table>
      <table:table table:name="beds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f num_bdrms &lt;=&quot;&amp;[.A2]&amp;&quot;:&quot;" office:value-type="string" office:string-value="if num_bdrms &lt;=0:" calcext:value-type="string">
            <text:p>if num_bdrms &lt;=0:</text:p>
          </table:table-cell>
          <table:table-cell table:formula="of:=&quot;url = ',min-beds=&quot;&amp;[.C2]&amp;&quot;,max-beds=&quot;&amp;[.D2]&amp;&quot;'&quot;" office:value-type="string" office:string-value="url = ',min-beds=0,max-beds=1'" calcext:value-type="string">
            <text:p>url = ',min-beds=0,max-beds=1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f num_bdrms &lt;=&quot;&amp;[.A3]&amp;&quot;:&quot;" office:value-type="string" office:string-value="if num_bdrms &lt;=1:" calcext:value-type="string">
            <text:p>if num_bdrms &lt;=1:</text:p>
          </table:table-cell>
          <table:table-cell table:formula="of:=&quot;url = ',min-beds=&quot;&amp;[.C3]&amp;&quot;,max-beds=&quot;&amp;[.D3]&amp;&quot;'&quot;" office:value-type="string" office:string-value="url = ',min-beds=1,max-beds=2'" calcext:value-type="string">
            <text:p>url = ',min-beds=1,max-beds=2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f num_bdrms &lt;=&quot;&amp;[.A4]&amp;&quot;:&quot;" office:value-type="string" office:string-value="if num_bdrms &lt;=2:" calcext:value-type="string">
            <text:p>if num_bdrms &lt;=2:</text:p>
          </table:table-cell>
          <table:table-cell table:formula="of:=&quot;url = ',min-beds=&quot;&amp;[.C4]&amp;&quot;,max-beds=&quot;&amp;[.D4]&amp;&quot;'&quot;" office:value-type="string" office:string-value="url = ',min-beds=2,max-beds=3'" calcext:value-type="string">
            <text:p>url = ',min-beds=2,max-beds=3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f num_bdrms &lt;=&quot;&amp;[.A5]&amp;&quot;:&quot;" office:value-type="string" office:string-value="if num_bdrms &lt;=3:" calcext:value-type="string">
            <text:p>if num_bdrms &lt;=3:</text:p>
          </table:table-cell>
          <table:table-cell table:formula="of:=&quot;url = ',min-beds=&quot;&amp;[.C5]&amp;&quot;,max-beds=&quot;&amp;[.D5]&amp;&quot;'&quot;" office:value-type="string" office:string-value="url = ',min-beds=3,max-beds=4'" calcext:value-type="string">
            <text:p>url = ',min-beds=3,max-beds=4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f num_bdrms &lt;=&quot;&amp;[.A6]&amp;&quot;:&quot;" office:value-type="string" office:string-value="if num_bdrms &lt;=4:" calcext:value-type="string">
            <text:p>if num_bdrms &lt;=4:</text:p>
          </table:table-cell>
          <table:table-cell table:formula="of:=&quot;url = ',min-beds=&quot;&amp;[.C6]&amp;&quot;,max-beds=&quot;&amp;[.D6]&amp;&quot;'&quot;" office:value-type="string" office:string-value="url = ',min-beds=3,max-beds=5'" calcext:value-type="string">
            <text:p>url = ',min-beds=3,max-beds=5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&quot;if num_bdrms &lt;=&quot;&amp;[.A7]&amp;&quot;:&quot;" office:value-type="string" office:string-value="if num_bdrms &lt;=5:" calcext:value-type="string">
            <text:p>if num_bdrms &lt;=5:</text:p>
          </table:table-cell>
          <table:table-cell table:formula="of:=&quot;url = ',min-beds=&quot;&amp;[.C7]&amp;&quot;'&quot;" office:value-type="string" office:string-value="url = ',min-beds=4'" calcext:value-type="string">
            <text:p>url = ',min-beds=4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if num_bdrms &lt;=&quot;&amp;[.A8]&amp;&quot;:&quot;" office:value-type="string" office:string-value="if num_bdrms &lt;=7:" calcext:value-type="string">
            <text:p>if num_bdrms &lt;=7:</text:p>
          </table:table-cell>
          <table:table-cell table:formula="of:=&quot;url = ',min-beds=&quot;&amp;[.C8]&amp;&quot;'&quot;" office:value-type="string" office:string-value="url = ',min-beds=5'" calcext:value-type="string">
            <text:p>url = ',min-beds=5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beds=&quot;&amp;[.C9]&amp;&quot;'&quot;" office:value-type="string" office:string-value="url = ',min-beds=6'" calcext:value-type="string">
            <text:p>url = ',min-beds=6'</text:p>
          </table:table-cell>
        </table:table-row>
      </table:table>
      <table:table table:name="baths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&quot;if num_bths &lt;=&quot;&amp;[.A2]&amp;&quot;:&quot;" office:value-type="string" office:string-value="if num_bths &lt;=1:" calcext:value-type="string">
            <text:p>if num_bths &lt;=1:</text:p>
          </table:table-cell>
          <table:table-cell table:formula="of:=&quot;url = 'min-baths=&quot;&amp;[.C2]&amp;&quot;,'&quot;" office:value-type="string" office:string-value="url = 'min-baths=1,'" calcext:value-type="string">
            <text:p>url = 'min-baths=1,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3]&amp;&quot;:&quot;" office:value-type="string" office:string-value="if num_bths &lt;=2:" calcext:value-type="string">
            <text:p>if num_bths &lt;=2:</text:p>
          </table:table-cell>
          <table:table-cell table:formula="of:=&quot;url = 'min-baths=&quot;&amp;[.C3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4]&amp;&quot;:&quot;" office:value-type="string" office:string-value="if num_bths &lt;=3:" calcext:value-type="string">
            <text:p>if num_bths &lt;=3:</text:p>
          </table:table-cell>
          <table:table-cell table:formula="of:=&quot;url = 'min-baths=&quot;&amp;[.C4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&quot;if num_bths &lt;=&quot;&amp;[.A5]&amp;&quot;:&quot;" office:value-type="string" office:string-value="if num_bths &lt;=4:" calcext:value-type="string">
            <text:p>if num_bths &lt;=4:</text:p>
          </table:table-cell>
          <table:table-cell table:formula="of:=&quot;url = 'min-baths=&quot;&amp;[.C5]&amp;&quot;,'&quot;" office:value-type="string" office:string-value="url = 'min-baths=3,'" calcext:value-type="string">
            <text:p>url = 'min-baths=3,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&quot;if num_bths &lt;=&quot;&amp;[.A6]&amp;&quot;:&quot;" office:value-type="string" office:string-value="if num_bths &lt;=5:" calcext:value-type="string">
            <text:p>if num_bths &lt;=5:</text:p>
          </table:table-cell>
          <table:table-cell table:formula="of:=&quot;url = 'min-baths=&quot;&amp;[.C6]&amp;&quot;,'&quot;" office:value-type="string" office:string-value="url = 'min-baths=4,'" calcext:value-type="string">
            <text:p>url = 'min-baths=4,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&quot;if num_bths &lt;=&quot;&amp;[.A7]&amp;&quot;:&quot;" office:value-type="string" office:string-value="if num_bths &lt;=6:" calcext:value-type="string">
            <text:p>if num_bths &lt;=6:</text:p>
          </table:table-cell>
          <table:table-cell table:formula="of:=&quot;url = 'min-baths=&quot;&amp;[.C7]&amp;&quot;,'&quot;" office:value-type="string" office:string-value="url = 'min-baths=5,'" calcext:value-type="string">
            <text:p>url = 'min-baths=5,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min-baths=&quot;&amp;[.C8]&amp;&quot;,'&quot;" office:value-type="string" office:string-value="url = 'min-baths=6,'" calcext:value-type="string">
            <text:p>url = 'min-baths=6,'</text:p>
          </table:table-cell>
        </table:table-row>
      </table:table>
      <table:table table:name="yr_blt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formula="of:=&quot;if sqft &lt;=&quot;&amp;[.B2]&amp;&quot;:&quot;" office:value-type="string" office:string-value="if sqft &lt;=1900:" calcext:value-type="string">
            <text:p>if sqft &lt;=1900:</text:p>
          </table:table-cell>
          <table:table-cell table:formula="of:=&quot;url = ',max-year-built=&quot;&amp;[.E2]&amp;&quot;'&quot;" office:value-type="string" office:string-value="url = ',max-year-built=1930'" calcext:value-type="string">
            <text:p>url = ',max-year-built=1930'</text:p>
          </table:table-cell>
        </table:table-row>
        <table:table-row table:style-name="ro1">
          <table:table-cell table:formula="of:=[.B2]"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&quot;elif sqft &lt;=&quot;&amp;[.B3]&amp;&quot;:&quot;" office:value-type="string" office:string-value="elif sqft &lt;=1960:" calcext:value-type="string">
            <text:p>elif sqft &lt;=1960:</text:p>
          </table:table-cell>
          <table:table-cell table:formula="of:=&quot;url = ',min-year-built=&quot;&amp;[.D3]&amp;&quot;,max-year-built=&quot;&amp;[.E3]&amp;&quot;'&quot;" office:value-type="string" office:string-value="url = ',min-year-built=1930,max-year-built=1960'" calcext:value-type="string">
            <text:p>url = ',min-year-built=1930,max-year-built=1960'</text:p>
          </table:table-cell>
        </table:table-row>
        <table:table-row table:style-name="ro1">
          <table:table-cell table:formula="of:=[.B3]+1" office:value-type="float" office:value="1961" calcext:value-type="float">
            <text:p>1961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B4]" office:value-type="float" office:value="1980" calcext:value-type="float">
            <text:p>1980</text:p>
          </table:table-cell>
          <table:table-cell/>
          <table:table-cell table:formula="of:=&quot;elif sqft &lt;=&quot;&amp;[.B4]&amp;&quot;:&quot;" office:value-type="string" office:string-value="elif sqft &lt;=1980:" calcext:value-type="string">
            <text:p>elif sqft &lt;=1980:</text:p>
          </table:table-cell>
          <table:table-cell table:formula="of:=&quot;url = ',min-year-built=&quot;&amp;[.D4]&amp;&quot;,max-year-built=&quot;&amp;[.E4]&amp;&quot;'&quot;" office:value-type="string" office:string-value="url = ',min-year-built=1961,max-year-built=1980'" calcext:value-type="string">
            <text:p>url = ',min-year-built=1961,max-year-built=1980'</text:p>
          </table:table-cell>
        </table:table-row>
        <table:table-row table:style-name="ro1">
          <table:table-cell table:formula="of:=[.B4]+1"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A5]" office:value-type="float" office:value="1981" calcext:value-type="float">
            <text:p>1981</text:p>
          </table:table-cell>
          <table:table-cell table:formula="of:=[.B5]" office:value-type="float" office:value="1990" calcext:value-type="float">
            <text:p>1990</text:p>
          </table:table-cell>
          <table:table-cell/>
          <table:table-cell table:formula="of:=&quot;elif sqft &lt;=&quot;&amp;[.B5]&amp;&quot;:&quot;" office:value-type="string" office:string-value="elif sqft &lt;=1990:" calcext:value-type="string">
            <text:p>elif sqft &lt;=1990:</text:p>
          </table:table-cell>
          <table:table-cell table:formula="of:=&quot;url = ',min-year-built=&quot;&amp;[.D5]&amp;&quot;,max-year-built=&quot;&amp;[.E5]&amp;&quot;'&quot;" office:value-type="string" office:string-value="url = ',min-year-built=1981,max-year-built=1990'" calcext:value-type="string">
            <text:p>url = ',min-year-built=1981,max-year-built=1990'</text:p>
          </table:table-cell>
        </table:table-row>
        <table:table-row table:style-name="ro1">
          <table:table-cell table:formula="of:=[.B5]+1" office:value-type="float" office:value="1991" calcext:value-type="float">
            <text:p>199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6]" office:value-type="float" office:value="1991" calcext:value-type="float">
            <text:p>1991</text:p>
          </table:table-cell>
          <table:table-cell table:formula="of:=[.B6]" office:value-type="float" office:value="2000" calcext:value-type="float">
            <text:p>2000</text:p>
          </table:table-cell>
          <table:table-cell/>
          <table:table-cell table:formula="of:=&quot;elif sqft &lt;=&quot;&amp;[.B6]&amp;&quot;:&quot;" office:value-type="string" office:string-value="elif sqft &lt;=2000:" calcext:value-type="string">
            <text:p>elif sqft &lt;=2000:</text:p>
          </table:table-cell>
          <table:table-cell table:formula="of:=&quot;url = ',min-year-built=&quot;&amp;[.D6]&amp;&quot;,max-year-built=&quot;&amp;[.E6]&amp;&quot;'&quot;" office:value-type="string" office:string-value="url = ',min-year-built=1991,max-year-built=2000'" calcext:value-type="string">
            <text:p>url = ',min-year-built=1991,max-year-built=2000'</text:p>
          </table:table-cell>
        </table:table-row>
        <table:table-row table:style-name="ro1">
          <table:table-cell table:formula="of:=[.B6]+1"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A7]" office:value-type="float" office:value="2001" calcext:value-type="float">
            <text:p>2001</text:p>
          </table:table-cell>
          <table:table-cell table:formula="of:=[.B7]" office:value-type="float" office:value="2010" calcext:value-type="float">
            <text:p>2010</text:p>
          </table:table-cell>
          <table:table-cell/>
          <table:table-cell table:formula="of:=&quot;elif sqft &lt;=&quot;&amp;[.B7]&amp;&quot;:&quot;" office:value-type="string" office:string-value="elif sqft &lt;=2010:" calcext:value-type="string">
            <text:p>elif sqft &lt;=2010:</text:p>
          </table:table-cell>
          <table:table-cell table:formula="of:=&quot;url = ',min-year-built=&quot;&amp;[.D7]&amp;&quot;,max-year-built=&quot;&amp;[.E7]&amp;&quot;'&quot;" office:value-type="string" office:string-value="url = ',min-year-built=2001,max-year-built=2010'" calcext:value-type="string">
            <text:p>url = ',min-year-built=2001,max-year-built=2010'</text:p>
          </table:table-cell>
        </table:table-row>
        <table:table-row table:style-name="ro1">
          <table:table-cell table:formula="of:=[.B7]+1"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[.A8]"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&quot;elif sqft &lt;=&quot;&amp;[.B8]&amp;&quot;:&quot;" office:value-type="string" office:string-value="elif sqft &lt;=2018:" calcext:value-type="string">
            <text:p>elif sqft &lt;=2018:</text:p>
          </table:table-cell>
          <table:table-cell table:formula="of:=&quot;url = ',min-year-built=&quot;&amp;[.D8]&amp;&quot;,max-year-built=&quot;&amp;[.E8]&amp;&quot;'&quot;" office:value-type="string" office:string-value="url = ',min-year-built=2011,max-year-built=2016'" calcext:value-type="string">
            <text:p>url = ',min-year-built=2011,max-year-built=2016'</text:p>
          </table:table-cell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year-built=&quot;&amp;[.D9]&amp;&quot;'&quot;" office:value-type="string" office:string-value="url = ',min-year-built=2017'" calcext:value-type="string">
            <text:p>url = ',min-year-built=2017'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-year-built=1960,max-year-built=2016,</text:p>
          </table:table-cell>
          <table:table-cell table:number-columns-repeated="5"/>
        </table:table-row>
      </table:table>
      <table:table table:name="lot_sqft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table:number-columns-repeated="2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ROUND(([.$B2]+[.$A2])/2.2;-2)" office:value-type="float" office:value="900" calcext:value-type="float">
            <text:p>900</text:p>
          </table:table-cell>
          <table:table-cell table:formula="of:=ROUND(([.$B2]+[.$A2])*0.575;-2)" office:value-type="float" office:value="1200" calcext:value-type="float">
            <text:p>1200</text:p>
          </table:table-cell>
          <table:table-cell table:number-columns-repeated="2"/>
          <table:table-cell table:formula="of:=([.B3]/1000)&amp;&quot;k-sqft&quot;" office:value-type="string" office:string-value="4.5k-sqft" calcext:value-type="string">
            <text:p>4.5k-sqft</text:p>
          </table:table-cell>
          <table:table-cell/>
          <table:table-cell table:formula="of:=&quot;if lot_sqft &lt;=&quot;&amp;[.B2]&amp;&quot;:&quot;" office:value-type="string" office:string-value="if lot_sqft &lt;=2000:" calcext:value-type="string">
            <text:p>if lot_sqft &lt;=2000:</text:p>
          </table:table-cell>
          <table:table-cell table:formula="of:=&quot;url = ',max-lot-size=&quot;&amp;[.I3]&amp;&quot;'&quot;" office:value-type="string" office:string-value="url = ',max-lot-size=6.5k-sqft'" calcext:value-type="string">
            <text:p>url = ',max-lot-size=6.5k-sqft'</text:p>
          </table:table-cell>
        </table:table-row>
        <table:table-row table:style-name="ro1">
          <table:table-cell table:formula="of:=[.B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[.D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ROUND(([.$B3]+[.$A3])/2.2;-2)" office:value-type="float" office:value="3000" calcext:value-type="float">
            <text:p>3000</text:p>
          </table:table-cell>
          <table:table-cell table:formula="of:=ROUND(([.$B3]+[.$A3])*0.575;-2)" office:value-type="float" office:value="3700" calcext:value-type="float">
            <text:p>3700</text:p>
          </table:table-cell>
          <table:table-cell/>
          <table:table-cell table:formula="of:=([.A3]/1000)&amp;&quot;k-sqft&quot;" office:value-type="string" office:string-value="2k-sqft" calcext:value-type="string">
            <text:p>2k-sqft</text:p>
          </table:table-cell>
          <table:table-cell table:formula="of:=([.B4]/1000)&amp;&quot;k-sqft&quot;" office:value-type="string" office:string-value="6.5k-sqft" calcext:value-type="string">
            <text:p>6.5k-sqft</text:p>
          </table:table-cell>
          <table:table-cell/>
          <table:table-cell table:formula="of:=&quot;if lot_sqft &lt;=&quot;&amp;[.B3]&amp;&quot;:&quot;" office:value-type="string" office:string-value="if lot_sqft &lt;=4500:" calcext:value-type="string">
            <text:p>if lot_sqft &lt;=4500:</text:p>
          </table:table-cell>
          <table:table-cell table:formula="of:=&quot;url = ',min-lot-size=&quot;&amp;[.H3]&amp;&quot;,max-lot-size=&quot;&amp;[.I3]&amp;&quot;'&quot;" office:value-type="string" office:string-value="url = ',min-lot-size=2k-sqft,max-lot-size=6.5k-sqft'" calcext:value-type="string">
            <text:p>url = ',min-lot-size=2k-sqft,max-lot-size=6.5k-sqft'</text:p>
          </table:table-cell>
        </table:table-row>
        <table:table-row table:style-name="ro1">
          <table:table-cell table:formula="of:=[.B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[.D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ROUND(([.$B4]+[.$A4])/2.2;-2)" office:value-type="float" office:value="5000" calcext:value-type="float">
            <text:p>5000</text:p>
          </table:table-cell>
          <table:table-cell table:formula="of:=ROUND(([.$B4]+[.$A4])*0.575;-2)" office:value-type="float" office:value="6300" calcext:value-type="float">
            <text:p>6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5]/1000)&amp;&quot;k-sqft&quot;" office:value-type="string" office:string-value="8k-sqft" calcext:value-type="string">
            <text:p>8k-sqft</text:p>
          </table:table-cell>
          <table:table-cell/>
          <table:table-cell table:formula="of:=&quot;if lot_sqft &lt;=&quot;&amp;[.B4]&amp;&quot;:&quot;" office:value-type="string" office:string-value="if lot_sqft &lt;=6500:" calcext:value-type="string">
            <text:p>if lot_sqft &lt;=6500:</text:p>
          </table:table-cell>
          <table:table-cell table:formula="of:=&quot;url = ',min-lot-size=&quot;&amp;[.H4]&amp;&quot;,max-lot-size=&quot;&amp;[.I4]&amp;&quot;'&quot;" office:value-type="string" office:string-value="url = ',min-lot-size=4.5k-sqft,max-lot-size=8k-sqft'" calcext:value-type="string">
            <text:p>url = ',min-lot-size=4.5k-sqft,max-lot-size=8k-sqft'</text:p>
          </table:table-cell>
        </table:table-row>
        <table:table-row table:style-name="ro1">
          <table:table-cell table:formula="of:=[.B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[.D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ROUND(([.$B5]+[.$A5])/2.2;-2)" office:value-type="float" office:value="6600" calcext:value-type="float">
            <text:p>6600</text:p>
          </table:table-cell>
          <table:table-cell table:formula="of:=ROUND(([.$B5]+[.$A5])*0.575;-2)" office:value-type="float" office:value="8300" calcext:value-type="float">
            <text:p>8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6])&amp;&quot;-acre&quot;" office:value-type="string" office:string-value="0.25-acre" calcext:value-type="string">
            <text:p>0.25-acre</text:p>
          </table:table-cell>
          <table:table-cell/>
          <table:table-cell table:formula="of:=&quot;if lot_sqft &lt;=&quot;&amp;[.B5]&amp;&quot;:&quot;" office:value-type="string" office:string-value="if lot_sqft &lt;=8000:" calcext:value-type="string">
            <text:p>if lot_sqft &lt;=8000:</text:p>
          </table:table-cell>
          <table:table-cell table:formula="of:=&quot;url = ',min-lot-size=&quot;&amp;[.H5]&amp;&quot;,max-lot-size=&quot;&amp;[.I5]&amp;&quot;'&quot;" office:value-type="string" office:string-value="url = ',min-lot-size=4.5k-sqft,max-lot-size=0.25-acre'" calcext:value-type="string">
            <text:p>url = ',min-lot-size=4.5k-sqft,max-lot-size=0.25-acre'</text:p>
          </table:table-cell>
        </table:table-row>
        <table:table-row table:style-name="ro1">
          <table:table-cell table:formula="of:=[.B5]" office:value-type="float" office:value="8000" calcext:value-type="float">
            <text:p>8000</text:p>
          </table:table-cell>
          <table:table-cell office:value-type="float" office:value="0.25" calcext:value-type="float">
            <text:p>0.25</text:p>
          </table:table-cell>
          <table:table-cell table:formula="of:=[.D5]" office:value-type="float" office:value="8000" calcext:value-type="float">
            <text:p>8000</text:p>
          </table:table-cell>
          <table:table-cell table:formula="of:=[.B6]*[.$F$20]" office:value-type="float" office:value="10890" calcext:value-type="float">
            <text:p>10890</text:p>
          </table:table-cell>
          <table:table-cell table:formula="of:=ROUND(([.$B6]+[.$A6])/2.2;-2)" office:value-type="float" office:value="3600" calcext:value-type="float">
            <text:p>3600</text:p>
          </table:table-cell>
          <table:table-cell table:formula="of:=ROUND(([.$B6]+[.$A6])*0.575;-2)" office:value-type="float" office:value="4600" calcext:value-type="float">
            <text:p>4600</text:p>
          </table:table-cell>
          <table:table-cell/>
          <table:table-cell table:formula="of:=([.A5]/1000)&amp;&quot;k-sqft&quot;" office:value-type="string" office:string-value="6.5k-sqft" calcext:value-type="string">
            <text:p>6.5k-sqft</text:p>
          </table:table-cell>
          <table:table-cell table:formula="of:=([.B7])&amp;&quot;-acre&quot;" office:value-type="string" office:string-value="0.5-acre" calcext:value-type="string">
            <text:p>0.5-acre</text:p>
          </table:table-cell>
          <table:table-cell/>
          <table:table-cell table:formula="of:=&quot;if lot_sqft &lt;=&quot;&amp;[.B6]&amp;&quot;:&quot;" office:value-type="string" office:string-value="if lot_sqft &lt;=0.25:" calcext:value-type="string">
            <text:p>if lot_sqft &lt;=0.25:</text:p>
          </table:table-cell>
          <table:table-cell table:formula="of:=&quot;url = ',min-lot-size=&quot;&amp;[.H6]&amp;&quot;,max-lot-size=&quot;&amp;[.I6]&amp;&quot;'&quot;" office:value-type="string" office:string-value="url = ',min-lot-size=6.5k-sqft,max-lot-size=0.5-acre'" calcext:value-type="string">
            <text:p>url = ',min-lot-size=6.5k-sqft,max-lot-size=0.5-acre'</text:p>
          </table:table-cell>
        </table:table-row>
        <table:table-row table:style-name="ro1">
          <table:table-cell table:formula="of:=[.B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A7]*[.$F$20]" office:value-type="float" office:value="10890" calcext:value-type="float">
            <text:p>10890</text:p>
          </table:table-cell>
          <table:table-cell table:formula="of:=[.B7]*[.$F$20]" office:value-type="float" office:value="21780" calcext:value-type="float">
            <text:p>21780</text:p>
          </table:table-cell>
          <table:table-cell table:formula="of:=ROUND(([.$B7]+[.$A7])/2.2;-2)" office:value-type="float" office:value="0" calcext:value-type="float">
            <text:p>0</text:p>
          </table:table-cell>
          <table:table-cell table:formula="of:=ROUND(([.$B7]+[.$A7])*0.575;-2)" office:value-type="float" office:value="0" calcext:value-type="float">
            <text:p>0</text:p>
          </table:table-cell>
          <table:table-cell/>
          <table:table-cell table:formula="of:=([.A6]/1000)&amp;&quot;k-sqft&quot;" office:value-type="string" office:string-value="8k-sqft" calcext:value-type="string">
            <text:p>8k-sqft</text:p>
          </table:table-cell>
          <table:table-cell table:formula="of:=([.B8])&amp;&quot;-acre&quot;" office:value-type="string" office:string-value="1-acre" calcext:value-type="string">
            <text:p>1-acre</text:p>
          </table:table-cell>
          <table:table-cell/>
          <table:table-cell table:formula="of:=&quot;if lot_sqft &lt;=&quot;&amp;[.B7]&amp;&quot;:&quot;" office:value-type="string" office:string-value="if lot_sqft &lt;=0.5:" calcext:value-type="string">
            <text:p>if lot_sqft &lt;=0.5:</text:p>
          </table:table-cell>
          <table:table-cell table:formula="of:=&quot;url = ',min-lot-size=&quot;&amp;[.H7]&amp;&quot;,max-lot-size=&quot;&amp;[.I7]&amp;&quot;'&quot;" office:value-type="string" office:string-value="url = ',min-lot-size=8k-sqft,max-lot-size=1-acre'" calcext:value-type="string">
            <text:p>url = ',min-lot-size=8k-sqft,max-lot-size=1-acre'</text:p>
          </table:table-cell>
        </table:table-row>
        <table:table-row table:style-name="ro1">
          <table:table-cell table:formula="of:=[.B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8]*[.$F$20]" office:value-type="float" office:value="21780" calcext:value-type="float">
            <text:p>21780</text:p>
          </table:table-cell>
          <table:table-cell table:formula="of:=[.B8]*[.$F$20]" office:value-type="float" office:value="43560" calcext:value-type="float">
            <text:p>43560</text:p>
          </table:table-cell>
          <table:table-cell table:formula="of:=ROUND(([.$B8]+[.$A8])/2.2;-2)" office:value-type="float" office:value="0" calcext:value-type="float">
            <text:p>0</text:p>
          </table:table-cell>
          <table:table-cell table:formula="of:=ROUND(([.$B8]+[.$A8])*0.575;-2)" office:value-type="float" office:value="0" calcext:value-type="float">
            <text:p>0</text:p>
          </table:table-cell>
          <table:table-cell/>
          <table:table-cell table:formula="of:=([.A7])&amp;&quot;-acre&quot;" office:value-type="string" office:string-value="0.25-acre" calcext:value-type="string">
            <text:p>0.25-acre</text:p>
          </table:table-cell>
          <table:table-cell table:formula="of:=([.B10])&amp;&quot;-acre&quot;" office:value-type="string" office:string-value="3-acre" calcext:value-type="string">
            <text:p>3-acre</text:p>
          </table:table-cell>
          <table:table-cell/>
          <table:table-cell table:formula="of:=&quot;if lot_sqft &lt;=&quot;&amp;[.B8]&amp;&quot;:&quot;" office:value-type="string" office:string-value="if lot_sqft &lt;=1:" calcext:value-type="string">
            <text:p>if lot_sqft &lt;=1:</text:p>
          </table:table-cell>
          <table:table-cell table:formula="of:=&quot;url = ',min-lot-size=&quot;&amp;[.H8]&amp;&quot;,max-lot-size=&quot;&amp;[.I8]&amp;&quot;'&quot;" office:value-type="string" office:string-value="url = ',min-lot-size=0.25-acre,max-lot-size=3-acre'" calcext:value-type="string">
            <text:p>url = ',min-lot-size=0.25-acre,max-lot-size=3-acre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]*[.$F$20]" office:value-type="float" office:value="43560" calcext:value-type="float">
            <text:p>43560</text:p>
          </table:table-cell>
          <table:table-cell table:formula="of:=[.B9]*[.$F$20]" office:value-type="float" office:value="87120" calcext:value-type="float">
            <text:p>87120</text:p>
          </table:table-cell>
          <table:table-cell table:formula="of:=ROUND(([.$B9]+[.$A9])/2.2;-2)" office:value-type="float" office:value="0" calcext:value-type="float">
            <text:p>0</text:p>
          </table:table-cell>
          <table:table-cell table:formula="of:=ROUND(([.$B9]+[.$A9])*0.575;-2)" office:value-type="float" office:value="0" calcext:value-type="float">
            <text:p>0</text:p>
          </table:table-cell>
          <table:table-cell/>
          <table:table-cell table:formula="of:=([.A8])&amp;&quot;-acre&quot;" office:value-type="string" office:string-value="0.5-acre" calcext:value-type="string">
            <text:p>0.5-acre</text:p>
          </table:table-cell>
          <table:table-cell table:style-name="ce1" table:formula="of:=([.A12])&amp;&quot;-acre&quot;" office:value-type="string" office:string-value="5-acre" calcext:value-type="string">
            <text:p>5-acre</text:p>
          </table:table-cell>
          <table:table-cell/>
          <table:table-cell table:formula="of:=&quot;if lot_sqft &lt;=&quot;&amp;[.B9]&amp;&quot;:&quot;" office:value-type="string" office:string-value="if lot_sqft &lt;=2:" calcext:value-type="string">
            <text:p>if lot_sqft &lt;=2:</text:p>
          </table:table-cell>
          <table:table-cell table:formula="of:=&quot;url = ',min-lot-size=&quot;&amp;[.H9]&amp;&quot;,max-lot-size=&quot;&amp;[.I9]&amp;&quot;'&quot;" office:value-type="string" office:string-value="url = ',min-lot-size=0.5-acre,max-lot-size=5-acre'" calcext:value-type="string">
            <text:p>url = ',min-lot-size=0.5-acre,max-lot-size=5-acre'</text:p>
          </table:table-cell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]*[.$F$20]" office:value-type="float" office:value="87120" calcext:value-type="float">
            <text:p>87120</text:p>
          </table:table-cell>
          <table:table-cell table:formula="of:=[.B10]*[.$F$20]" office:value-type="float" office:value="130680" calcext:value-type="float">
            <text:p>130680</text:p>
          </table:table-cell>
          <table:table-cell table:formula="of:=ROUND(([.$B10]+[.$A10])/2.2;-2)" office:value-type="float" office:value="0" calcext:value-type="float">
            <text:p>0</text:p>
          </table:table-cell>
          <table:table-cell table:formula="of:=ROUND(([.$B10]+[.$A10])*0.575;-2)" office:value-type="float" office:value="0" calcext:value-type="float">
            <text:p>0</text:p>
          </table:table-cell>
          <table:table-cell/>
          <table:table-cell table:formula="of:=([.A9])&amp;&quot;-acre&quot;" office:value-type="string" office:string-value="1-acre" calcext:value-type="string">
            <text:p>1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if lot_sqft &lt;=&quot;&amp;[.B10]&amp;&quot;:&quot;" office:value-type="string" office:string-value="if lot_sqft &lt;=3:" calcext:value-type="string">
            <text:p>if lot_sqft &lt;=3:</text:p>
          </table:table-cell>
          <table:table-cell table:formula="of:=&quot;url = ',min-lot-size=&quot;&amp;[.H10]&amp;&quot;,max-lot-size=&quot;&amp;[.I10]&amp;&quot;'&quot;" office:value-type="string" office:string-value="url = ',min-lot-size=1-acre,max-lot-size=10-acre'" calcext:value-type="string">
            <text:p>url = ',min-lot-size=1-acre,max-lot-size=10-acre'</text:p>
          </table:table-cell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1]*[.$F$20]" office:value-type="float" office:value="130680" calcext:value-type="float">
            <text:p>130680</text:p>
          </table:table-cell>
          <table:table-cell table:formula="of:=[.B11]*[.$F$20]" office:value-type="float" office:value="217800" calcext:value-type="float">
            <text:p>217800</text:p>
          </table:table-cell>
          <table:table-cell table:formula="of:=ROUND(([.$B11]+[.$A11])/2.2;-2)" office:value-type="float" office:value="0" calcext:value-type="float">
            <text:p>0</text:p>
          </table:table-cell>
          <table:table-cell table:formula="of:=ROUND(([.$B11]+[.$A11])*0.575;-2)" office:value-type="float" office:value="0" calcext:value-type="float">
            <text:p>0</text:p>
          </table:table-cell>
          <table:table-cell/>
          <table:table-cell table:formula="of:=([.A10])&amp;&quot;-acre&quot;" office:value-type="string" office:string-value="2-acre" calcext:value-type="string">
            <text:p>2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if lot_sqft &lt;=&quot;&amp;[.B11]&amp;&quot;:&quot;" office:value-type="string" office:string-value="if lot_sqft &lt;=5:" calcext:value-type="string">
            <text:p>if lot_sqft &lt;=5:</text:p>
          </table:table-cell>
          <table:table-cell table:formula="of:=&quot;url = ',min-lot-size=&quot;&amp;[.H11]&amp;&quot;,max-lot-size=&quot;&amp;[.I11]&amp;&quot;'&quot;" office:value-type="string" office:string-value="url = ',min-lot-size=2-acre,max-lot-size=10-acre'" calcext:value-type="string">
            <text:p>url = ',min-lot-size=2-acre,max-lot-size=10-acre'</text:p>
          </table:table-cell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2]*[.$F$20]" office:value-type="float" office:value="217800" calcext:value-type="float">
            <text:p>217800</text:p>
          </table:table-cell>
          <table:table-cell table:formula="of:=[.B12]*[.$F$20]" office:value-type="float" office:value="435600" calcext:value-type="float">
            <text:p>435600</text:p>
          </table:table-cell>
          <table:table-cell table:formula="of:=ROUND(([.$B12]+[.$A12])/2.2;-2)" office:value-type="float" office:value="0" calcext:value-type="float">
            <text:p>0</text:p>
          </table:table-cell>
          <table:table-cell table:formula="of:=ROUND(([.$B12]+[.$A12])*0.575;-2)" office:value-type="float" office:value="0" calcext:value-type="float">
            <text:p>0</text:p>
          </table:table-cell>
          <table:table-cell/>
          <table:table-cell table:formula="of:=([.A11])&amp;&quot;-acre&quot;" office:value-type="string" office:string-value="3-acre" calcext:value-type="string">
            <text:p>3-acre</text:p>
          </table:table-cell>
          <table:table-cell table:formula="of:=([.B13])&amp;&quot;-acre&quot;" office:value-type="string" office:string-value="40-acre" calcext:value-type="string">
            <text:p>40-acre</text:p>
          </table:table-cell>
          <table:table-cell/>
          <table:table-cell table:formula="of:=&quot;if lot_sqft &lt;=&quot;&amp;[.B12]&amp;&quot;:&quot;" office:value-type="string" office:string-value="if lot_sqft &lt;=10:" calcext:value-type="string">
            <text:p>if lot_sqft &lt;=10:</text:p>
          </table:table-cell>
          <table:table-cell table:formula="of:=&quot;url = ',min-lot-size=&quot;&amp;[.H12]&amp;&quot;,max-lot-size=&quot;&amp;[.I12]&amp;&quot;'&quot;" office:value-type="string" office:string-value="url = ',min-lot-size=3-acre,max-lot-size=40-acre'" calcext:value-type="string">
            <text:p>url = ',min-lot-size=3-acre,max-lot-size=40-acre'</text:p>
          </table:table-cell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*[.$F$20]" office:value-type="float" office:value="435600" calcext:value-type="float">
            <text:p>435600</text:p>
          </table:table-cell>
          <table:table-cell table:formula="of:=[.B13]*[.$F$20]" office:value-type="float" office:value="1742400" calcext:value-type="float">
            <text:p>1742400</text:p>
          </table:table-cell>
          <table:table-cell table:formula="of:=ROUND(([.$B13]+[.$A13])/2.2;-2)" office:value-type="float" office:value="0" calcext:value-type="float">
            <text:p>0</text:p>
          </table:table-cell>
          <table:table-cell table:formula="of:=ROUND(([.$B13]+[.$A13])*0.575;-2)" office:value-type="float" office:value="0" calcext:value-type="float">
            <text:p>0</text:p>
          </table:table-cell>
          <table:table-cell/>
          <table:table-cell table:formula="of:=([.A12])&amp;&quot;-acre&quot;" office:value-type="string" office:string-value="5-acre" calcext:value-type="string">
            <text:p>5-acre</text:p>
          </table:table-cell>
          <table:table-cell table:formula="of:=([.B14])&amp;&quot;-acre&quot;" office:value-type="string" office:string-value="100-acre" calcext:value-type="string">
            <text:p>100-acre</text:p>
          </table:table-cell>
          <table:table-cell/>
          <table:table-cell table:formula="of:=&quot;if lot_sqft &lt;=&quot;&amp;[.B13]&amp;&quot;:&quot;" office:value-type="string" office:string-value="if lot_sqft &lt;=40:" calcext:value-type="string">
            <text:p>if lot_sqft &lt;=40:</text:p>
          </table:table-cell>
          <table:table-cell table:formula="of:=&quot;url = ',min-lot-size=&quot;&amp;[.H13]&amp;&quot;,max-lot-size=&quot;&amp;[.I13]&amp;&quot;'&quot;" office:value-type="string" office:string-value="url = ',min-lot-size=5-acre,max-lot-size=100-acre'" calcext:value-type="string">
            <text:p>url = ',min-lot-size=5-acre,max-lot-size=100-acre'</text:p>
          </table:table-cell>
        </table:table-row>
        <table:table-row table:style-name="ro1">
          <table:table-cell table:formula="of:=[.B13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A14]*[.$F$20]" office:value-type="float" office:value="1742400" calcext:value-type="float">
            <text:p>1742400</text:p>
          </table:table-cell>
          <table:table-cell table:formula="of:=[.B14]*[.$F$20]" office:value-type="float" office:value="4356000" calcext:value-type="float">
            <text:p>4356000</text:p>
          </table:table-cell>
          <table:table-cell table:formula="of:=ROUND(([.$B14]+[.$A14])/2.2;-2)" office:value-type="float" office:value="100" calcext:value-type="float">
            <text:p>100</text:p>
          </table:table-cell>
          <table:table-cell table:formula="of:=ROUND(([.$B14]+[.$A14])*0.575;-2)" office:value-type="float" office:value="100" calcext:value-type="float">
            <text:p>100</text:p>
          </table:table-cell>
          <table:table-cell/>
          <table:table-cell table:formula="of:=([.A13])&amp;&quot;-acre&quot;" office:value-type="string" office:string-value="10-acre" calcext:value-type="string">
            <text:p>10-acre</text:p>
          </table:table-cell>
          <table:table-cell table:number-columns-repeated="2"/>
          <table:table-cell table:formula="of:=&quot;if lot_sqft &lt;=&quot;&amp;[.B14]&amp;&quot;:&quot;" office:value-type="string" office:string-value="if lot_sqft &lt;=100:" calcext:value-type="string">
            <text:p>if lot_sqft &lt;=100:</text:p>
          </table:table-cell>
          <table:table-cell table:formula="of:=&quot;url = ',min-lot-size=&quot;&amp;[.H14]&amp;&quot;&quot;&amp;[.I14]&amp;&quot;'&quot;" office:value-type="string" office:string-value="url = ',min-lot-size=10-acre'" calcext:value-type="string">
            <text:p>url = ',min-lot-size=10-acre'</text:p>
          </table:table-cell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Default" office:value-type="float" office:value="43560" calcext:value-type="float">
            <text:p>43560</text:p>
          </table:table-cell>
          <table:table-cell table:number-columns-repeated="6"/>
        </table:table-row>
      </table:table>
      <table:table table:name="hoa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ROUND(([.$B2]+[.$A2])*0.575;-2)" office:value-type="float" office:value="0" calcext:value-type="float">
            <text:p>0</text:p>
          </table:table-cell>
          <table:table-cell/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table:formula="of:=&quot;if hoa &lt;=&quot;&amp;[.B2]&amp;&quot;:&quot;" office:value-type="string" office:string-value="if hoa &lt;=0:" calcext:value-type="string">
            <text:p>if hoa &lt;=0:</text:p>
          </table:table-cell>
          <table:table-cell table:formula="of:=&quot;url = ',hoa=&quot;&amp;[.H2]&amp;&quot;'&quot;" office:value-type="string" office:string-value="url = ',hoa=0'" calcext:value-type="string">
            <text:p>url = ',hoa=0'</text:p>
          </table:table-cell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3]+50" office:value-type="float" office:value="75" calcext:value-type="float">
            <text:p>7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75" calcext:value-type="float">
            <text:p>75</text:p>
          </table:table-cell>
          <table:table-cell/>
          <table:table-cell table:formula="of:=&quot;if hoa &lt;=&quot;&amp;[.B3]&amp;&quot;:&quot;" office:value-type="string" office:string-value="if hoa &lt;=25:" calcext:value-type="string">
            <text:p>if hoa &lt;=25:</text:p>
          </table:table-cell>
          <table:table-cell table:formula="of:=&quot;url = ',hoa=&quot;&amp;[.H3]&amp;&quot;'&quot;" office:value-type="string" office:string-value="url = ',hoa=75'" calcext:value-type="string">
            <text:p>url = ',hoa=75'</text:p>
          </table:table-cell>
        </table:table-row>
        <table:table-row table:style-name="ro1">
          <table:table-cell table:formula="of:=[.B3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4]+50" office:value-type="float" office:value="100" calcext:value-type="float">
            <text:p>100</text:p>
          </table:table-cell>
          <table:table-cell/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0" calcext:value-type="float">
            <text:p>100</text:p>
          </table:table-cell>
          <table:table-cell/>
          <table:table-cell table:formula="of:=&quot;if hoa &lt;=&quot;&amp;[.B4]&amp;&quot;:&quot;" office:value-type="string" office:string-value="if hoa &lt;=50:" calcext:value-type="string">
            <text:p>if hoa &lt;=50:</text:p>
          </table:table-cell>
          <table:table-cell table:formula="of:=&quot;url = ',hoa=&quot;&amp;[.H4]&amp;&quot;'&quot;" office:value-type="string" office:string-value="url = ',hoa=100'" calcext:value-type="string">
            <text:p>url = ',hoa=100'</text:p>
          </table:table-cell>
        </table:table-row>
        <table:table-row table:style-name="ro1">
          <table:table-cell table:formula="of:=[.B4]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5]+50" office:value-type="float" office:value="125" calcext:value-type="float">
            <text:p>125</text:p>
          </table:table-cell>
          <table:table-cell/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25" calcext:value-type="float">
            <text:p>125</text:p>
          </table:table-cell>
          <table:table-cell/>
          <table:table-cell table:formula="of:=&quot;if hoa &lt;=&quot;&amp;[.B5]&amp;&quot;:&quot;" office:value-type="string" office:string-value="if hoa &lt;=75:" calcext:value-type="string">
            <text:p>if hoa &lt;=75:</text:p>
          </table:table-cell>
          <table:table-cell table:formula="of:=&quot;url = ',hoa=&quot;&amp;[.H5]&amp;&quot;'&quot;" office:value-type="string" office:string-value="url = ',hoa=125'" calcext:value-type="string">
            <text:p>url = ',hoa=125'</text:p>
          </table:table-cell>
        </table:table-row>
        <table:table-row table:style-name="ro1">
          <table:table-cell table:formula="of:=[.B5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6]+50" office:value-type="float" office:value="150" calcext:value-type="float">
            <text:p>150</text:p>
          </table:table-cell>
          <table:table-cell/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150" calcext:value-type="float">
            <text:p>150</text:p>
          </table:table-cell>
          <table:table-cell/>
          <table:table-cell table:formula="of:=&quot;if hoa &lt;=&quot;&amp;[.B6]&amp;&quot;:&quot;" office:value-type="string" office:string-value="if hoa &lt;=100:" calcext:value-type="string">
            <text:p>if hoa &lt;=100:</text:p>
          </table:table-cell>
          <table:table-cell table:formula="of:=&quot;url = ',hoa=&quot;&amp;[.H6]&amp;&quot;'&quot;" office:value-type="string" office:string-value="url = ',hoa=150'" calcext:value-type="string">
            <text:p>url = ',hoa=150'</text:p>
          </table:table-cell>
        </table:table-row>
        <table:table-row table:style-name="ro1">
          <table:table-cell table:formula="of:=[.B6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7]+50" office:value-type="float" office:value="200" calcext:value-type="float">
            <text:p>200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200" calcext:value-type="float">
            <text:p>200</text:p>
          </table:table-cell>
          <table:table-cell/>
          <table:table-cell table:formula="of:=&quot;if hoa &lt;=&quot;&amp;[.B7]&amp;&quot;:&quot;" office:value-type="string" office:string-value="if hoa &lt;=150:" calcext:value-type="string">
            <text:p>if hoa &lt;=150:</text:p>
          </table:table-cell>
          <table:table-cell table:formula="of:=&quot;url = ',hoa=&quot;&amp;[.H7]&amp;&quot;'&quot;" office:value-type="string" office:string-value="url = ',hoa=200'" calcext:value-type="string">
            <text:p>url = ',hoa=200'</text:p>
          </table:table-cell>
        </table:table-row>
        <table:table-row table:style-name="ro1">
          <table:table-cell table:formula="of:=[.B7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B8]+50" office:value-type="float" office:value="250" calcext:value-type="float">
            <text:p>250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250" calcext:value-type="float">
            <text:p>250</text:p>
          </table:table-cell>
          <table:table-cell/>
          <table:table-cell table:formula="of:=&quot;if hoa &lt;=&quot;&amp;[.B8]&amp;&quot;:&quot;" office:value-type="string" office:string-value="if hoa &lt;=200:" calcext:value-type="string">
            <text:p>if hoa &lt;=200:</text:p>
          </table:table-cell>
          <table:table-cell table:formula="of:=&quot;url = ',hoa=&quot;&amp;[.H8]&amp;&quot;'&quot;" office:value-type="string" office:string-value="url = ',hoa=250'" calcext:value-type="string">
            <text:p>url = ',hoa=250'</text:p>
          </table:table-cell>
        </table:table-row>
        <table:table-row table:style-name="ro1">
          <table:table-cell table:formula="of:=[.B8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9]+50" office:value-type="float" office:value="300" calcext:value-type="float">
            <text:p>300</text:p>
          </table:table-cell>
          <table:table-cell/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300" calcext:value-type="float">
            <text:p>300</text:p>
          </table:table-cell>
          <table:table-cell/>
          <table:table-cell table:formula="of:=&quot;if hoa &lt;=&quot;&amp;[.B9]&amp;&quot;:&quot;" office:value-type="string" office:string-value="if hoa &lt;=250:" calcext:value-type="string">
            <text:p>if hoa &lt;=250:</text:p>
          </table:table-cell>
          <table:table-cell table:formula="of:=&quot;url = ',hoa=&quot;&amp;[.H9]&amp;&quot;'&quot;" office:value-type="string" office:string-value="url = ',hoa=300'" calcext:value-type="string">
            <text:p>url = ',hoa=300'</text:p>
          </table:table-cell>
        </table:table-row>
        <table:table-row table:style-name="ro1">
          <table:table-cell table:formula="of:=[.B9]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0]+100" office:value-type="float" office:value="400" calcext:value-type="float">
            <text:p>400</text:p>
          </table:table-cell>
          <table:table-cell/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400" calcext:value-type="float">
            <text:p>400</text:p>
          </table:table-cell>
          <table:table-cell/>
          <table:table-cell table:formula="of:=&quot;if hoa &lt;=&quot;&amp;[.B10]&amp;&quot;:&quot;" office:value-type="string" office:string-value="if hoa &lt;=300:" calcext:value-type="string">
            <text:p>if hoa &lt;=300:</text:p>
          </table:table-cell>
          <table:table-cell table:formula="of:=&quot;url = ',hoa=&quot;&amp;[.H10]&amp;&quot;'&quot;" office:value-type="string" office:string-value="url = ',hoa=400'" calcext:value-type="string">
            <text:p>url = ',hoa=400'</text:p>
          </table:table-cell>
        </table:table-row>
        <table:table-row table:style-name="ro1">
          <table:table-cell table:formula="of:=[.B10]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1]+100" office:value-type="float" office:value="500" calcext:value-type="float">
            <text:p>500</text:p>
          </table:table-cell>
          <table:table-cell/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500" calcext:value-type="float">
            <text:p>500</text:p>
          </table:table-cell>
          <table:table-cell/>
          <table:table-cell table:formula="of:=&quot;if hoa &lt;=&quot;&amp;[.B11]&amp;&quot;:&quot;" office:value-type="string" office:string-value="if hoa &lt;=400:" calcext:value-type="string">
            <text:p>if hoa &lt;=400:</text:p>
          </table:table-cell>
          <table:table-cell table:formula="of:=&quot;url = ',hoa=&quot;&amp;[.H11]&amp;&quot;'&quot;" office:value-type="string" office:string-value="url = ',hoa=500'" calcext:value-type="string">
            <text:p>url = ',hoa=500'</text:p>
          </table:table-cell>
        </table:table-row>
        <table:table-row table:style-name="ro1">
          <table:table-cell table:formula="of:=[.B11]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9]" office:value-type="float" office:value="200" calcext:value-type="float">
            <text:p>200</text:p>
          </table:table-cell>
          <table:table-cell table:formula="of:=[.B12]+100" office:value-type="float" office:value="600" calcext:value-type="float">
            <text:p>600</text:p>
          </table:table-cell>
          <table:table-cell/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600" calcext:value-type="float">
            <text:p>600</text:p>
          </table:table-cell>
          <table:table-cell/>
          <table:table-cell table:formula="of:=&quot;if hoa &lt;=&quot;&amp;[.B12]&amp;&quot;:&quot;" office:value-type="string" office:string-value="if hoa &lt;=500:" calcext:value-type="string">
            <text:p>if hoa &lt;=500:</text:p>
          </table:table-cell>
          <table:table-cell table:formula="of:=&quot;url = ',hoa=&quot;&amp;[.H12]&amp;&quot;'&quot;" office:value-type="string" office:string-value="url = ',hoa=600'" calcext:value-type="string">
            <text:p>url = ',hoa=600'</text:p>
          </table:table-cell>
        </table:table-row>
        <table:table-row table:style-name="ro1">
          <table:table-cell table:formula="of:=[.B12]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0]" office:value-type="float" office:value="250" calcext:value-type="float">
            <text:p>250</text:p>
          </table:table-cell>
          <table:table-cell table:formula="of:=[.B13]+100" office:value-type="float" office:value="700" calcext:value-type="float">
            <text:p>700</text:p>
          </table:table-cell>
          <table:table-cell/>
          <table:table-cell table:formula="of:=[.D13]" office:value-type="float" office:value="250" calcext:value-type="float">
            <text:p>250</text:p>
          </table:table-cell>
          <table:table-cell table:formula="of:=[.E13]" office:value-type="float" office:value="700" calcext:value-type="float">
            <text:p>700</text:p>
          </table:table-cell>
          <table:table-cell/>
          <table:table-cell table:formula="of:=&quot;if hoa &lt;=&quot;&amp;[.B13]&amp;&quot;:&quot;" office:value-type="string" office:string-value="if hoa &lt;=600:" calcext:value-type="string">
            <text:p>if hoa &lt;=600:</text:p>
          </table:table-cell>
          <table:table-cell table:formula="of:=&quot;url = ',hoa=&quot;&amp;[.H13]&amp;&quot;'&quot;" office:value-type="string" office:string-value="url = ',hoa=700'" calcext:value-type="string">
            <text:p>url = ',hoa=700'</text:p>
          </table:table-cell>
        </table:table-row>
        <table:table-row table:style-name="ro1">
          <table:table-cell table:formula="of:=[.B13]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11]" office:value-type="float" office:value="300" calcext:value-type="float">
            <text:p>300</text:p>
          </table:table-cell>
          <table:table-cell table:formula="of:=[.B14]+100" office:value-type="float" office:value="800" calcext:value-type="float">
            <text:p>800</text:p>
          </table:table-cell>
          <table:table-cell/>
          <table:table-cell table:formula="of:=[.D14]" office:value-type="float" office:value="300" calcext:value-type="float">
            <text:p>300</text:p>
          </table:table-cell>
          <table:table-cell table:formula="of:=[.E14]" office:value-type="float" office:value="800" calcext:value-type="float">
            <text:p>800</text:p>
          </table:table-cell>
          <table:table-cell/>
          <table:table-cell table:formula="of:=&quot;if hoa &lt;=&quot;&amp;[.B14]&amp;&quot;:&quot;" office:value-type="string" office:string-value="if hoa &lt;=700:" calcext:value-type="string">
            <text:p>if hoa &lt;=700:</text:p>
          </table:table-cell>
          <table:table-cell table:formula="of:=&quot;url = ',hoa=&quot;&amp;[.H14]&amp;&quot;'&quot;" office:value-type="string" office:string-value="url = ',hoa=800'" calcext:value-type="string">
            <text:p>url = ',hoa=800'</text:p>
          </table:table-cell>
        </table:table-row>
        <table:table-row table:style-name="ro1">
          <table:table-cell table:formula="of:=[.B14]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12]" office:value-type="float" office:value="400" calcext:value-type="float">
            <text:p>400</text:p>
          </table:table-cell>
          <table:table-cell table:formula="of:=[.B15]+100" office:value-type="float" office:value="900" calcext:value-type="float">
            <text:p>900</text:p>
          </table:table-cell>
          <table:table-cell/>
          <table:table-cell table:formula="of:=[.D15]" office:value-type="float" office:value="400" calcext:value-type="float">
            <text:p>400</text:p>
          </table:table-cell>
          <table:table-cell table:formula="of:=[.E15]" office:value-type="float" office:value="900" calcext:value-type="float">
            <text:p>900</text:p>
          </table:table-cell>
          <table:table-cell/>
          <table:table-cell table:formula="of:=&quot;if hoa &lt;=&quot;&amp;[.B15]&amp;&quot;:&quot;" office:value-type="string" office:string-value="if hoa &lt;=800:" calcext:value-type="string">
            <text:p>if hoa &lt;=800:</text:p>
          </table:table-cell>
          <table:table-cell table:formula="of:=&quot;url = ',hoa=&quot;&amp;[.H15]&amp;&quot;'&quot;" office:value-type="string" office:string-value="url = ',hoa=900'" calcext:value-type="string">
            <text:p>url = ',hoa=900'</text:p>
          </table:table-cell>
        </table:table-row>
        <table:table-row table:style-name="ro1">
          <table:table-cell table:formula="of:=[.B15]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13]" office:value-type="float" office:value="500" calcext:value-type="float">
            <text:p>500</text:p>
          </table:table-cell>
          <table:table-cell table:formula="of:=[.B16]+100" office:value-type="float" office:value="1000" calcext:value-type="float">
            <text:p>1000</text:p>
          </table:table-cell>
          <table:table-cell/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1000" calcext:value-type="float">
            <text:p>1000</text:p>
          </table:table-cell>
          <table:table-cell/>
          <table:table-cell table:formula="of:=&quot;if hoa &lt;=&quot;&amp;[.B16]&amp;&quot;:&quot;" office:value-type="string" office:string-value="if hoa &lt;=900:" calcext:value-type="string">
            <text:p>if hoa &lt;=900:</text:p>
          </table:table-cell>
          <table:table-cell table:formula="of:=&quot;url = ',hoa=&quot;&amp;[.H16]&amp;&quot;'&quot;" office:value-type="string" office:string-value="url = ',hoa=1000'" calcext:value-type="string">
            <text:p>url = ',hoa=1000'</text:p>
          </table:table-cell>
        </table:table-row>
        <table:table-row table:style-name="ro1">
          <table:table-cell table:formula="of:=[.B16]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4]" office:value-type="float" office:value="600" calcext:value-type="float">
            <text:p>600</text:p>
          </table:table-cell>
          <table:table-cell table:number-columns-repeated="2"/>
          <table:table-cell table:formula="of:=[.D17]" office:value-type="float" office:value="600" calcext:value-type="float">
            <text:p>600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table:formula="of:=&quot;if hoa &lt;=&quot;&amp;[.B17]&amp;&quot;:&quot;" office:value-type="string" office:string-value="if hoa &lt;=1000:" calcext:value-type="string">
            <text:p>if hoa &lt;=1000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5:17:54.600359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8:40.148403194</meta:creation-date>
    <dc:date>2018-10-03T17:48:10.977272090</dc:date>
    <meta:editing-duration>PT28M26S</meta:editing-duration>
    <meta:editing-cycles>6</meta:editing-cycles>
    <meta:generator>LibreOffice/6.0.6.2$Linux_X86_64 LibreOffice_project/00m0$Build-2</meta:generator>
    <meta:document-statistic meta:table-count="7" meta:cell-count="896" meta:object-count="0"/>
  </office:meta>
</office:document-meta>
</file>